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wir_unnormalised" table:style-name="ta1">
        <table:table-column table:style-name="co1" table:number-columns-repeated="7" table:default-cell-style-name="ce39"/>
        <table:table-column table:style-name="co1" table:default-cell-style-name="ce52"/>
        <table:table-column table:style-name="co1" table:number-columns-repeated="1016" table:default-cell-style-name="ce39"/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s</text:p>
          </table:table-cell>
          <table:table-cell/>
          <table:table-cell office:value-type="string" calcext:value-type="string">
            <text:p>Lambda 1</text:p>
          </table:table-cell>
          <table:table-cell office:value-type="string" calcext:value-type="string">
            <text:p>Lambda 2</text:p>
          </table:table-cell>
          <table:table-cell office:value-type="string" calcext:value-type="string">
            <text:p>No.of Chars</text:p>
          </table:table-cell>
          <table:table-cell office:value-type="string" calcext:value-type="string">
            <text:p>Tree score</text:p>
          </table:table-cell>
          <table:table-cell office:value-type="string" calcext:value-type="string">
            <text:p>vals/segment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51" calcext:value-type="float">
            <text:p>951</text:p>
          </table:table-cell>
          <table:table-cell table:style-name="ce45" office:value-type="float" office:value="2516" calcext:value-type="float">
            <text:p>2516</text:p>
          </table:table-cell>
          <table:table-cell table:style-name="ce48" office:value-type="float" office:value="93" calcext:value-type="float">
            <text:p>93</text:p>
          </table:table-cell>
          <table:table-cell table:style-name="ce48"/>
          <table:table-cell table:style-name="ce45" table:formula="of:=[.$G$1]/[.$A3]" office:value-type="float" office:value="288" calcext:value-type="float">
            <text:p>288</text:p>
          </table:table-cell>
          <table:table-cell table:style-name="ce55" office:value-type="string" calcext:value-type="string">
            <text:p>ABCDEFGHIJKLMNOPQRSTUVWXYZabcdefghijklmnopqrstuvwxyz0123456789!"#$%&amp;'()*+,-/:;&lt;=&gt;?@[\]^_`{|}~</text:p>
          </table:table-cell>
          <table:table-cell table:style-name="ce45" table:number-columns-repeated="1016"/>
        </table:table-row>
        <table:table-row table:style-name="ro1">
          <table:table-cell table:style-name="ce40"/>
          <table:table-cell table:style-name="ce45" table:number-columns-repeated="3"/>
          <table:table-cell table:style-name="ce48" table:number-columns-repeated="2"/>
          <table:table-cell table:style-name="ce45"/>
          <table:table-cell table:style-name="ce55"/>
          <table:table-cell table:style-name="ce45" table:number-columns-repeated="1016"/>
        </table:table-row>
        <table:table-row table:style-name="ro1">
          <table:table-cell table:style-name="ce41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731.39149209727" calcext:value-type="float">
            <text:p>1731.39149209727</text:p>
          </table:table-cell>
          <table:table-cell table:style-name="ce49" office:value-type="float" office:value="56" calcext:value-type="float">
            <text:p>56</text:p>
          </table:table-cell>
          <table:table-cell table:style-name="ce49"/>
          <table:table-cell table:style-name="ce45" table:formula="of:=[.$G$1]/[.$A5]" office:value-type="float" office:value="144" calcext:value-type="float">
            <text:p>144</text:p>
          </table:table-cell>
          <table:table-cell table:style-name="ce56" office:value-type="string" calcext:value-type="string">
            <text:p>ABCDEFGHIJKLMNOPQRSTUVWXYZabcdefghijklmnopqrstuvwxyz0123</text:p>
          </table:table-cell>
          <table:table-cell table:style-name="ce46" table:number-columns-repeated="1016"/>
        </table:table-row>
        <table:table-row table:style-name="ro1">
          <table:covered-table-cell table:style-name="ce4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736.84496657618" calcext:value-type="float">
            <text:p>1736.84496657618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93" calcext:value-type="float">
            <text:p>93</text:p>
          </table:table-cell>
          <table:table-cell table:style-name="ce50"/>
          <table:table-cell table:style-name="ce45"/>
          <table:table-cell table:style-name="ce70" office:value-type="string" calcext:value-type="string">
            <text:p>ABCDEFGHIJKLMNOPQRSTUVWXYZabcdefghijklmnopqrstuvwxyz0123456789!"#$%&amp;'()*+,-/:;&lt;=&gt;?@[\]^_`{|}~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3" calcext:value-type="float" table:number-columns-spanned="1" table:number-rows-spanned="3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469.62471710951" calcext:value-type="float">
            <text:p>1469.62471710951</text:p>
          </table:table-cell>
          <table:table-cell table:style-name="ce49" office:value-type="float" office:value="44" calcext:value-type="float">
            <text:p>44</text:p>
          </table:table-cell>
          <table:table-cell table:style-name="ce49"/>
          <table:table-cell table:style-name="ce45" table:formula="of:=[.$G$1]/[.$A8]" office:value-type="float" office:value="96" calcext:value-type="float">
            <text:p>96</text:p>
          </table:table-cell>
          <table:table-cell table:style-name="ce56" office:value-type="string" calcext:value-type="string">
            <text:p>ABCDEFGHIJKLMNOPQRSTUVWXYZabcdefghijklmnopqr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993.15826708502" calcext:value-type="float">
            <text:p>1993.15826708502</text:p>
          </table:table-cell>
          <table:table-cell table:style-name="ce51" office:value-type="float" office:value="68" calcext:value-type="float">
            <text:p>68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998.61174156393" calcext:value-type="float">
            <text:p>1998.61174156393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93" calcext:value-type="float">
            <text:p>93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456789!"#$%&amp;'()*+,-/:;&lt;=&gt;?@[\]^_`{|}~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338.74132961564" calcext:value-type="float">
            <text:p>1338.74132961564</text:p>
          </table:table-cell>
          <table:table-cell table:style-name="ce49" office:value-type="float" office:value="56" calcext:value-type="float">
            <text:p>56</text:p>
          </table:table-cell>
          <table:table-cell table:style-name="ce49"/>
          <table:table-cell table:style-name="ce45" table:formula="of:=[.$G$1]/[.$A12]" office:value-type="float" office:value="72" calcext:value-type="float">
            <text:p>72</text:p>
          </table:table-cell>
          <table:table-cell table:style-name="ce56" office:value-type="string" calcext:value-type="string">
            <text:p>ABCDEFGHIJKLMNOPQRSTUVWXYZabcdefghijklmnopqrstuvwxyz0123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344.19480409455" calcext:value-type="float">
            <text:p>1344.19480409455</text:p>
          </table:table-cell>
          <table:table-cell office:value-type="float" office:value="1731.39149209727" calcext:value-type="float">
            <text:p>1731.39149209727</text:p>
          </table:table-cell>
          <table:table-cell table:style-name="ce51" office:value-type="float" office:value="38" calcext:value-type="float">
            <text:p>38</text:p>
          </table:table-cell>
          <table:table-cell table:style-name="ce51"/>
          <table:table-cell/>
          <table:table-cell office:value-type="string" calcext:value-type="string">
            <text:p>ABCDEFGHIJKLMNOPQRSTUVWXYZabcdefghijkl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2124.0416545789" calcext:value-type="float">
            <text:p>2124.0416545789</text:p>
          </table:table-cell>
          <table:table-cell table:style-name="ce51" office:value-type="float" office:value="93" calcext:value-type="float">
            <text:p>9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129.49512905781" calcext:value-type="float">
            <text:p>2129.49512905781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74" calcext:value-type="float">
            <text:p>74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456789!"#$%&amp;'()*+,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5" calcext:value-type="float" table:number-columns-spanned="1" table:number-rows-spanned="5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262.39268691087" calcext:value-type="float">
            <text:p>1262.39268691087</text:p>
          </table:table-cell>
          <table:table-cell table:style-name="ce49" office:value-type="float" office:value="49" calcext:value-type="float">
            <text:p>49</text:p>
          </table:table-cell>
          <table:table-cell table:style-name="ce49"/>
          <table:table-cell table:style-name="ce45" table:formula="of:=[.$G$1]/[.$A17]" office:value-type="float" office:value="57.6" calcext:value-type="float">
            <text:p>57.6</text:p>
          </table:table-cell>
          <table:table-cell table:style-name="ce56" office:value-type="string" calcext:value-type="string">
            <text:p>ABCDEFGHIJKLMNOPQRSTUVWXYZabcdefghijklmnopqrstuvw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267.84616138979" calcext:value-type="float">
            <text:p>1267.84616138979</text:p>
          </table:table-cell>
          <table:table-cell office:value-type="float" office:value="1578.69420668774" calcext:value-type="float">
            <text:p>1578.69420668774</text:p>
          </table:table-cell>
          <table:table-cell table:style-name="ce51" office:value-type="float" office:value="78" calcext:value-type="float">
            <text:p>78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584.14768116666" calcext:value-type="float">
            <text:p>1584.14768116666</text:p>
          </table:table-cell>
          <table:table-cell office:value-type="float" office:value="1894.99572646461" calcext:value-type="float">
            <text:p>1894.99572646461</text:p>
          </table:table-cell>
          <table:table-cell table:style-name="ce51" office:value-type="float" office:value="34" calcext:value-type="float">
            <text:p>34</text:p>
          </table:table-cell>
          <table:table-cell table:style-name="ce51"/>
          <table:table-cell/>
          <table:table-cell office:value-type="string" calcext:value-type="string">
            <text:p>ABCDEFGHIJKLMNOPQRSTUVWXYZabcdefgh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900.44920094353" calcext:value-type="float">
            <text:p>1900.44920094353</text:p>
          </table:table-cell>
          <table:table-cell office:value-type="float" office:value="2205.84377176257" calcext:value-type="float">
            <text:p>2205.84377176257</text:p>
          </table:table-cell>
          <table:table-cell table:style-name="ce51" office:value-type="float" office:value="93" calcext:value-type="float">
            <text:p>9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11.29724624148" calcext:value-type="float">
            <text:p>2211.29724624148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63" calcext:value-type="float">
            <text:p>63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456789!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6" calcext:value-type="float" table:number-columns-spanned="1" table:number-rows-spanned="6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207.85794212176" calcext:value-type="float">
            <text:p>1207.85794212176</text:p>
          </table:table-cell>
          <table:table-cell table:style-name="ce49" office:value-type="float" office:value="44" calcext:value-type="float">
            <text:p>44</text:p>
          </table:table-cell>
          <table:table-cell table:style-name="ce49"/>
          <table:table-cell table:style-name="ce45" table:formula="of:=[.$G$1]/[.$A23]" office:value-type="float" office:value="48" calcext:value-type="float">
            <text:p>48</text:p>
          </table:table-cell>
          <table:table-cell table:style-name="ce56" office:value-type="string" calcext:value-type="string">
            <text:p>ABCDEFGHIJKLMNOPQRSTUVWXYZabcdefghijklmnopqr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213.31141660067" calcext:value-type="float">
            <text:p>1213.31141660067</text:p>
          </table:table-cell>
          <table:table-cell office:value-type="float" office:value="1469.62471710951" calcext:value-type="float">
            <text:p>1469.62471710951</text:p>
          </table:table-cell>
          <table:table-cell table:style-name="ce51" office:value-type="float" office:value="31" calcext:value-type="float">
            <text:p>31</text:p>
          </table:table-cell>
          <table:table-cell table:style-name="ce51"/>
          <table:table-cell/>
          <table:table-cell office:value-type="string" calcext:value-type="string">
            <text:p>ABCDEFGHIJKLMNOPQRSTUVWXYZabcde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731.39149209727" calcext:value-type="float">
            <text:p>1731.39149209727</text:p>
          </table:table-cell>
          <table:table-cell table:style-name="ce51" office:value-type="float" office:value="68" calcext:value-type="float">
            <text:p>68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1993.15826708502" calcext:value-type="float">
            <text:p>1993.15826708502</text:p>
          </table:table-cell>
          <table:table-cell table:style-name="ce51" office:value-type="float" office:value="80" calcext:value-type="float">
            <text:p>80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998.61174156393" calcext:value-type="float">
            <text:p>1998.61174156393</text:p>
          </table:table-cell>
          <table:table-cell office:value-type="float" office:value="2254.92504207278" calcext:value-type="float">
            <text:p>2254.92504207278</text:p>
          </table:table-cell>
          <table:table-cell table:style-name="ce51" office:value-type="float" office:value="93" calcext:value-type="float">
            <text:p>9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2260.37851655169" calcext:value-type="float">
            <text:p>2260.37851655169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56" calcext:value-type="float">
            <text:p>56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4" office:value-type="float" office:value="7" calcext:value-type="float" table:number-columns-spanned="1" table:number-rows-spanned="7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75.13709524829" calcext:value-type="float">
            <text:p>1175.13709524829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45" table:formula="of:=[.$G$1]/[.$A30]" office:value-type="float" office:value="41.1428571428572" calcext:value-type="float">
            <text:p>41.1428571428572</text:p>
          </table:table-cell>
          <table:table-cell table:style-name="ce56" office:value-type="string" calcext:value-type="string">
            <text:p>ABCDEFGHIJKLMNOPQRSTUVWXYZabcdefghijklmnopqrstuvwx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80.5905697272" calcext:value-type="float">
            <text:p>1180.5905697272</text:p>
          </table:table-cell>
          <table:table-cell office:value-type="float" office:value="1398.72954888366" calcext:value-type="float">
            <text:p>1398.72954888366</text:p>
          </table:table-cell>
          <table:table-cell table:style-name="ce51" office:value-type="float" office:value="30" calcext:value-type="float">
            <text:p>30</text:p>
          </table:table-cell>
          <table:table-cell table:style-name="ce51"/>
          <table:table-cell/>
          <table:table-cell office:value-type="string" calcext:value-type="string">
            <text:p>ABCDEFGHIJKLMNOPQRSTUVWXYZabcd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404.18302336257" calcext:value-type="float">
            <text:p>1404.18302336257</text:p>
          </table:table-cell>
          <table:table-cell office:value-type="float" office:value="1622.32200251904" calcext:value-type="float">
            <text:p>1622.32200251904</text:p>
          </table:table-cell>
          <table:table-cell table:style-name="ce51" office:value-type="float" office:value="71" calcext:value-type="float">
            <text:p>71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627.77547699795" calcext:value-type="float">
            <text:p>1627.77547699795</text:p>
          </table:table-cell>
          <table:table-cell office:value-type="float" office:value="1845.91445615441" calcext:value-type="float">
            <text:p>1845.91445615441</text:p>
          </table:table-cell>
          <table:table-cell table:style-name="ce51" office:value-type="float" office:value="40" calcext:value-type="float">
            <text:p>40</text:p>
          </table:table-cell>
          <table:table-cell table:style-name="ce51"/>
          <table:table-cell/>
          <table:table-cell office:value-type="string" calcext:value-type="string">
            <text:p>ABCDEFGHIJKLMNOPQRSTUVWXYZabcdefghijklmn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851.36793063332" calcext:value-type="float">
            <text:p>1851.36793063332</text:p>
          </table:table-cell>
          <table:table-cell office:value-type="float" office:value="2069.50690978978" calcext:value-type="float">
            <text:p>2069.50690978978</text:p>
          </table:table-cell>
          <table:table-cell table:style-name="ce51" office:value-type="float" office:value="93" calcext:value-type="float">
            <text:p>9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2074.96038426869" calcext:value-type="float">
            <text:p>2074.96038426869</text:p>
          </table:table-cell>
          <table:table-cell office:value-type="float" office:value="2293.09936342516" calcext:value-type="float">
            <text:p>2293.09936342516</text:p>
          </table:table-cell>
          <table:table-cell table:style-name="ce51" office:value-type="float" office:value="82" calcext:value-type="float">
            <text:p>82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2298.55283790407" calcext:value-type="float">
            <text:p>2298.55283790407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61" calcext:value-type="float">
            <text:p>61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45678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8" calcext:value-type="float" table:number-columns-spanned="1" table:number-rows-spanned="8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42.41624837482" calcext:value-type="float">
            <text:p>1142.41624837482</text:p>
          </table:table-cell>
          <table:table-cell table:style-name="ce49" office:value-type="float" office:value="38" calcext:value-type="float">
            <text:p>38</text:p>
          </table:table-cell>
          <table:table-cell table:style-name="ce49"/>
          <table:table-cell table:style-name="ce45" table:formula="of:=[.$G$1]/[.$A38]" office:value-type="float" office:value="36" calcext:value-type="float">
            <text:p>36</text:p>
          </table:table-cell>
          <table:table-cell table:style-name="ce56" office:value-type="string" calcext:value-type="string">
            <text:p>ABCDEFGHIJKLMNOPQRSTUVWXYZabcdefghijkl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47.86972285373" calcext:value-type="float">
            <text:p>1147.86972285373</text:p>
          </table:table-cell>
          <table:table-cell office:value-type="float" office:value="1338.74132961564" calcext:value-type="float">
            <text:p>1338.7413296156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/>
          <table:table-cell office:value-type="string" calcext:value-type="string">
            <text:p>ABCDEFGHIJKLMNOPQRSTUVWXYZab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344.19480409455" calcext:value-type="float">
            <text:p>1344.19480409455</text:p>
          </table:table-cell>
          <table:table-cell office:value-type="float" office:value="1535.06641085645" calcext:value-type="float">
            <text:p>1535.06641085645</text:p>
          </table:table-cell>
          <table:table-cell table:style-name="ce51" office:value-type="float" office:value="56" calcext:value-type="float">
            <text:p>56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540.51988533536" calcext:value-type="float">
            <text:p>1540.51988533536</text:p>
          </table:table-cell>
          <table:table-cell office:value-type="float" office:value="1731.39149209727" calcext:value-type="float">
            <text:p>1731.39149209727</text:p>
          </table:table-cell>
          <table:table-cell table:style-name="ce51" office:value-type="float" office:value="47" calcext:value-type="float">
            <text:p>47</text:p>
          </table:table-cell>
          <table:table-cell table:style-name="ce51"/>
          <table:table-cell/>
          <table:table-cell office:value-type="string" calcext:value-type="string">
            <text:p>ABCDEFGHIJKLMNOPQRSTUVWXYZabcdefghijklmnopqrstu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1927.71657333808" calcext:value-type="float">
            <text:p>1927.71657333808</text:p>
          </table:table-cell>
          <table:table-cell table:style-name="ce51" office:value-type="float" office:value="74" calcext:value-type="float">
            <text:p>74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933.17004781699" calcext:value-type="float">
            <text:p>1933.17004781699</text:p>
          </table:table-cell>
          <table:table-cell office:value-type="float" office:value="2124.0416545789" calcext:value-type="float">
            <text:p>2124.0416545789</text:p>
          </table:table-cell>
          <table:table-cell table:style-name="ce51" office:value-type="float" office:value="93" calcext:value-type="float">
            <text:p>9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2129.49512905781" calcext:value-type="float">
            <text:p>2129.49512905781</text:p>
          </table:table-cell>
          <table:table-cell office:value-type="float" office:value="2320.36673581971" calcext:value-type="float">
            <text:p>2320.36673581971</text:p>
          </table:table-cell>
          <table:table-cell table:style-name="ce51" office:value-type="float" office:value="83" calcext:value-type="float">
            <text:p>8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2325.82021029863" calcext:value-type="float">
            <text:p>2325.82021029863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456789!"#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9" calcext:value-type="float" table:number-columns-spanned="1" table:number-rows-spanned="9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20.60235045917" calcext:value-type="float">
            <text:p>1120.60235045917</text:p>
          </table:table-cell>
          <table:table-cell table:style-name="ce49" office:value-type="float" office:value="58" calcext:value-type="float">
            <text:p>58</text:p>
          </table:table-cell>
          <table:table-cell table:style-name="ce49"/>
          <table:table-cell table:style-name="ce45" table:formula="of:=[.$G$1]/[.$A47]" office:value-type="float" office:value="32" calcext:value-type="float">
            <text:p>32</text:p>
          </table:table-cell>
          <table:table-cell table:style-name="ce56" office:value-type="string" calcext:value-type="string">
            <text:p>ABCDEFGHIJKLMNOPQRSTUVWXYZabcdefghijklmnopqrstuvwxyz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26.05582493809" calcext:value-type="float">
            <text:p>1126.05582493809</text:p>
          </table:table-cell>
          <table:table-cell office:value-type="float" office:value="1295.11353378434" calcext:value-type="float">
            <text:p>1295.11353378434</text:p>
          </table:table-cell>
          <table:table-cell table:style-name="ce51" office:value-type="float" office:value="36" calcext:value-type="float">
            <text:p>36</text:p>
          </table:table-cell>
          <table:table-cell table:style-name="ce51"/>
          <table:table-cell/>
          <table:table-cell office:value-type="string" calcext:value-type="string">
            <text:p>ABCDEFGHIJKLMNOPQRSTUVWXYZabcdefghij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300.56700826326" calcext:value-type="float">
            <text:p>1300.56700826326</text:p>
          </table:table-cell>
          <table:table-cell office:value-type="float" office:value="1469.62471710951" calcext:value-type="float">
            <text:p>1469.62471710951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/>
          <table:table-cell office:value-type="string" calcext:value-type="string">
            <text:p>ABCDEFGHIJKLMNOPQRSTUVWXYZab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644.13590043468" calcext:value-type="float">
            <text:p>1644.13590043468</text:p>
          </table:table-cell>
          <table:table-cell table:style-name="ce51" office:value-type="float" office:value="76" calcext:value-type="float">
            <text:p>76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649.58937491359" calcext:value-type="float">
            <text:p>1649.58937491359</text:p>
          </table:table-cell>
          <table:table-cell office:value-type="float" office:value="1818.64708375985" calcext:value-type="float">
            <text:p>1818.64708375985</text:p>
          </table:table-cell>
          <table:table-cell table:style-name="ce51" office:value-type="float" office:value="44" calcext:value-type="float">
            <text:p>44</text:p>
          </table:table-cell>
          <table:table-cell table:style-name="ce51"/>
          <table:table-cell/>
          <table:table-cell office:value-type="string" calcext:value-type="string">
            <text:p>ABCDEFGHIJKLMNOPQRSTUVWXYZabcdefghijklmnopqr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824.10055823876" calcext:value-type="float">
            <text:p>1824.10055823876</text:p>
          </table:table-cell>
          <table:table-cell office:value-type="float" office:value="1993.15826708502" calcext:value-type="float">
            <text:p>1993.15826708502</text:p>
          </table:table-cell>
          <table:table-cell table:style-name="ce51" office:value-type="float" office:value="84" calcext:value-type="float">
            <text:p>84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1998.61174156393" calcext:value-type="float">
            <text:p>1998.61174156393</text:p>
          </table:table-cell>
          <table:table-cell office:value-type="float" office:value="2167.66945041019" calcext:value-type="float">
            <text:p>2167.66945041019</text:p>
          </table:table-cell>
          <table:table-cell table:style-name="ce51" office:value-type="float" office:value="93" calcext:value-type="float">
            <text:p>9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2173.1229248891" calcext:value-type="float">
            <text:p>2173.1229248891</text:p>
          </table:table-cell>
          <table:table-cell office:value-type="float" office:value="2342.18063373536" calcext:value-type="float">
            <text:p>2342.18063373536</text:p>
          </table:table-cell>
          <table:table-cell table:style-name="ce51" office:value-type="float" office:value="68" calcext:value-type="float">
            <text:p>68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347.63410821427" calcext:value-type="float">
            <text:p>2347.63410821427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60" calcext:value-type="float">
            <text:p>60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4567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50" table:number-columns-repeated="2"/>
          <table:table-cell table:style-name="ce47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10" calcext:value-type="float" table:number-columns-spanned="1" table:number-rows-spanned="10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04.24192702244" calcext:value-type="float">
            <text:p>1104.24192702244</text:p>
          </table:table-cell>
          <table:table-cell table:style-name="ce49" office:value-type="float" office:value="49" calcext:value-type="float">
            <text:p>49</text:p>
          </table:table-cell>
          <table:table-cell table:style-name="ce49"/>
          <table:table-cell table:style-name="ce45" table:formula="of:=[.$G$1]/[.$A57]" office:value-type="float" office:value="28.8" calcext:value-type="float">
            <text:p>28.8</text:p>
          </table:table-cell>
          <table:table-cell table:style-name="ce56" office:value-type="string" calcext:value-type="string">
            <text:p>ABCDEFGHIJKLMNOPQRSTUVWXYZabcdefghijklmnopqrstuvw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09.69540150135" calcext:value-type="float">
            <text:p>1109.69540150135</text:p>
          </table:table-cell>
          <table:table-cell office:value-type="float" office:value="1262.39268691087" calcext:value-type="float">
            <text:p>1262.39268691087</text:p>
          </table:table-cell>
          <table:table-cell table:style-name="ce51" office:value-type="float" office:value="34" calcext:value-type="float">
            <text:p>34</text:p>
          </table:table-cell>
          <table:table-cell table:style-name="ce51"/>
          <table:table-cell/>
          <table:table-cell office:value-type="string" calcext:value-type="string">
            <text:p>ABCDEFGHIJKLMNOPQRSTUVWXYZabcdefgh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267.84616138979" calcext:value-type="float">
            <text:p>1267.84616138979</text:p>
          </table:table-cell>
          <table:table-cell office:value-type="float" office:value="1420.54344679931" calcext:value-type="float">
            <text:p>1420.54344679931</text:p>
          </table:table-cell>
          <table:table-cell table:style-name="ce51" office:value-type="float" office:value="27" calcext:value-type="float">
            <text:p>27</text:p>
          </table:table-cell>
          <table:table-cell table:style-name="ce51"/>
          <table:table-cell/>
          <table:table-cell office:value-type="string" calcext:value-type="string">
            <text:p>ABCDEFGHIJKLMNOPQRSTUVWXYZa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425.99692127822" calcext:value-type="float">
            <text:p>1425.99692127822</text:p>
          </table:table-cell>
          <table:table-cell office:value-type="float" office:value="1578.69420668774" calcext:value-type="float">
            <text:p>1578.69420668774</text:p>
          </table:table-cell>
          <table:table-cell table:style-name="ce51" office:value-type="float" office:value="78" calcext:value-type="float">
            <text:p>78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584.14768116666" calcext:value-type="float">
            <text:p>1584.14768116666</text:p>
          </table:table-cell>
          <table:table-cell office:value-type="float" office:value="1736.84496657618" calcext:value-type="float">
            <text:p>1736.84496657618</text:p>
          </table:table-cell>
          <table:table-cell table:style-name="ce51" office:value-type="float" office:value="41" calcext:value-type="float">
            <text:p>41</text:p>
          </table:table-cell>
          <table:table-cell table:style-name="ce51"/>
          <table:table-cell/>
          <table:table-cell office:value-type="string" calcext:value-type="string">
            <text:p>ABCDEFGHIJKLMNOPQRSTUVWXYZabcdefghijklmno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742.29844105509" calcext:value-type="float">
            <text:p>1742.29844105509</text:p>
          </table:table-cell>
          <table:table-cell office:value-type="float" office:value="1894.99572646461" calcext:value-type="float">
            <text:p>1894.99572646461</text:p>
          </table:table-cell>
          <table:table-cell table:style-name="ce51" office:value-type="float" office:value="56" calcext:value-type="float">
            <text:p>56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1900.44920094353" calcext:value-type="float">
            <text:p>1900.44920094353</text:p>
          </table:table-cell>
          <table:table-cell office:value-type="float" office:value="2053.14648635305" calcext:value-type="float">
            <text:p>2053.14648635305</text:p>
          </table:table-cell>
          <table:table-cell table:style-name="ce51" office:value-type="float" office:value="93" calcext:value-type="float">
            <text:p>9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2058.59996083196" calcext:value-type="float">
            <text:p>2058.59996083196</text:p>
          </table:table-cell>
          <table:table-cell office:value-type="float" office:value="2211.29724624148" calcext:value-type="float">
            <text:p>2211.29724624148</text:p>
          </table:table-cell>
          <table:table-cell table:style-name="ce51" office:value-type="float" office:value="85" calcext:value-type="float">
            <text:p>85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"#$%&amp;'()*+,-/:;&lt;=&gt;?@[\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9" calcext:value-type="float">
            <text:p>9</text:p>
          </table:table-cell>
          <table:table-cell office:value-type="float" office:value="2216.75072072039" calcext:value-type="float">
            <text:p>2216.75072072039</text:p>
          </table:table-cell>
          <table:table-cell office:value-type="float" office:value="2363.99453165101" calcext:value-type="float">
            <text:p>2363.99453165101</text:p>
          </table:table-cell>
          <table:table-cell table:style-name="ce51" office:value-type="float" office:value="63" calcext:value-type="float">
            <text:p>63</text:p>
          </table:table-cell>
          <table:table-cell table:style-name="ce51"/>
          <table:table-cell/>
          <table:table-cell office:value-type="string" calcext:value-type="string">
            <text:p>ABCDEFGHIJKLMNOPQRSTUVWXYZabcdefghijklmnopqrstuvwxyz0123456789!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369.44800612992" calcext:value-type="float">
            <text:p>2369.44800612992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50" office:value-type="float" office:value="71" calcext:value-type="float">
            <text:p>71</text:p>
          </table:table-cell>
          <table:table-cell table:style-name="ce50"/>
          <table:table-cell table:style-name="ce47"/>
          <table:table-cell table:style-name="ce70" office:value-type="string" calcext:value-type="string">
            <text:p>ABCDEFGHIJKLMNOPQRSTUVWXYZabcdefghijklmnopqrstuvwxyz0123456789!"#$%&amp;'()</text:p>
          </table:table-cell>
          <table:table-cell table:style-name="ce47" table:number-columns-repeated="1016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wir_unnormalised.E3:swir_unnormalised.F66">
            <calcext:data-bar calcext:gradient="false" calcext:max-length="100" calcext:negative-color="#ff0000" calcext:positive-color="#2a6099" calcext:axis-color="#000000">
              <calcext:formatting-entry calcext:value="20" calcext:type="number"/>
              <calcext:formatting-entry calcext:value="93" calcext:type="number"/>
            </calcext:data-bar>
          </calcext:conditional-format>
        </calcext:conditional-formats>
      </table:table>
      <table:table table:name="swir_normalised" table:style-name="ta1">
        <table:table-column table:style-name="co1" table:number-columns-repeated="7" table:default-cell-style-name="ce39"/>
        <table:table-column table:style-name="co1" table:default-cell-style-name="ce52"/>
        <table:table-column table:style-name="co1" table:number-columns-repeated="1016" table:default-cell-style-name="ce39"/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s</text:p>
          </table:table-cell>
          <table:table-cell/>
          <table:table-cell office:value-type="string" calcext:value-type="string">
            <text:p>Lambda 1</text:p>
          </table:table-cell>
          <table:table-cell office:value-type="string" calcext:value-type="string">
            <text:p>Lambda 2</text:p>
          </table:table-cell>
          <table:table-cell office:value-type="string" calcext:value-type="string">
            <text:p>No.of Chars</text:p>
          </table:table-cell>
          <table:table-cell office:value-type="string" calcext:value-type="string">
            <text:p>Tree score</text:p>
          </table:table-cell>
          <table:table-cell table:number-columns-repeated="101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51" calcext:value-type="float">
            <text:p>951</text:p>
          </table:table-cell>
          <table:table-cell table:style-name="ce45" office:value-type="float" office:value="2516" calcext:value-type="float">
            <text:p>2516</text:p>
          </table:table-cell>
          <table:table-cell table:style-name="ce71" office:value-type="float" office:value="93" calcext:value-type="float">
            <text:p>93</text:p>
          </table:table-cell>
          <table:table-cell table:style-name="Default"/>
          <table:table-cell table:style-name="ce45" table:formula="of:=[.$G$1]/[.$A3]" office:value-type="float" office:value="288" calcext:value-type="float">
            <text:p>288</text:p>
          </table:table-cell>
          <table:table-cell table:style-name="ce55" office:value-type="string" calcext:value-type="string">
            <text:p>ABCDEFGHIJKLMNOPQRSTUVWXYZabcdefghijklmnopqrstuvwxyz0123456789!"#$%&amp;'()*+,-/:;&lt;=&gt;?@[\]^_`{|}~</text:p>
          </table:table-cell>
          <table:table-cell table:style-name="ce45" table:number-columns-repeated="1016"/>
        </table:table-row>
        <table:table-row table:style-name="ro1">
          <table:table-cell table:style-name="ce40"/>
          <table:table-cell table:style-name="ce45" table:number-columns-repeated="3"/>
          <table:table-cell table:style-name="ce71"/>
          <table:table-cell table:style-name="ce45" table:number-columns-repeated="2"/>
          <table:table-cell table:style-name="ce55"/>
          <table:table-cell table:style-name="ce45" table:number-columns-repeated="1016"/>
        </table:table-row>
        <table:table-row table:style-name="ro1">
          <table:table-cell table:style-name="ce41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731.39149209727" calcext:value-type="float">
            <text:p>1731.39149209727</text:p>
          </table:table-cell>
          <table:table-cell table:style-name="ce72" office:value-type="float" office:value="56" calcext:value-type="float">
            <text:p>56</text:p>
          </table:table-cell>
          <table:table-cell table:style-name="ce75" office:value-type="float" office:value="2252" calcext:value-type="float" table:number-columns-spanned="1" table:number-rows-spanned="2">
            <text:p>2252</text:p>
          </table:table-cell>
          <table:table-cell table:style-name="ce45" table:formula="of:=[.$G$1]/[.$A5]" office:value-type="float" office:value="144" calcext:value-type="float">
            <text:p>144</text:p>
          </table:table-cell>
          <table:table-cell table:style-name="ce56" office:value-type="string" calcext:value-type="string">
            <text:p>ABCDEFGHIJKLMNOPQRSTUVWXYZabcdefghijklmnopqrstuvwxyz0123</text:p>
          </table:table-cell>
          <table:table-cell table:style-name="ce46" table:number-columns-repeated="1016"/>
        </table:table-row>
        <table:table-row table:style-name="ro1">
          <table:covered-table-cell table:style-name="ce4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736.84496657618" calcext:value-type="float">
            <text:p>1736.84496657618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93" calcext:value-type="float">
            <text:p>93</text:p>
          </table:table-cell>
          <table:covered-table-cell table:style-name="ce47"/>
          <table:table-cell table:style-name="ce45"/>
          <table:table-cell table:style-name="ce70" office:value-type="string" calcext:value-type="string">
            <text:p>ABCDEFGHIJKLMNOPQRSTUVWXYZabcdefghijklmnopqrstuvwxyz0123456789!"#$%&amp;'()*+,-/:;&lt;=&gt;?@[\]^_`{|}~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3" calcext:value-type="float" table:number-columns-spanned="1" table:number-rows-spanned="3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469.62471710951" calcext:value-type="float">
            <text:p>1469.62471710951</text:p>
          </table:table-cell>
          <table:table-cell table:style-name="ce72" office:value-type="float" office:value="44" calcext:value-type="float">
            <text:p>44</text:p>
          </table:table-cell>
          <table:table-cell table:style-name="Default"/>
          <table:table-cell table:style-name="ce45" table:formula="of:=[.$G$1]/[.$A8]" office:value-type="float" office:value="96" calcext:value-type="float">
            <text:p>96</text:p>
          </table:table-cell>
          <table:table-cell table:style-name="ce56" office:value-type="string" calcext:value-type="string">
            <text:p>ABCDEFGHIJKLMNOPQRSTUVWXYZabcdefghijklmnopqr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993.15826708502" calcext:value-type="float">
            <text:p>1993.15826708502</text:p>
          </table:table-cell>
          <table:table-cell table:style-name="ce74" office:value-type="float" office:value="93" calcext:value-type="float">
            <text:p>93</text:p>
          </table:table-cell>
          <table:table-cell table:number-columns-repeated="2"/>
          <table:table-cell table:style-name="ce70" office:value-type="string" calcext:value-type="string">
            <text:p>ABCDEFGHIJKLMNOPQRSTUVWXYZabcdefghijklmnopqrstuvwxyz0123456789!"#$%&amp;'()*+,-/:;&lt;=&gt;?@[\]^_`{|}~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covered-table-cell table:style-name="ce4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998.61174156393" calcext:value-type="float">
            <text:p>1998.61174156393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68" calcext:value-type="float">
            <text:p>68</text:p>
          </table:table-cell>
          <table:table-cell table:style-name="ce47" table:number-columns-repeated="2"/>
          <table:table-cell office:value-type="string" calcext:value-type="string">
            <text:p>ABCDEFGHIJKLMNOPQRSTUVWXYZabcdefghijklmnopqrstuvwxyz0123456789!"#$%&amp;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338.74132961564" calcext:value-type="float">
            <text:p>1338.74132961564</text:p>
          </table:table-cell>
          <table:table-cell table:style-name="ce72" office:value-type="float" office:value="38" calcext:value-type="float">
            <text:p>38</text:p>
          </table:table-cell>
          <table:table-cell table:style-name="ce76" office:value-type="float" office:value="2132" calcext:value-type="float" table:number-columns-spanned="1" table:number-rows-spanned="4">
            <text:p>2132</text:p>
          </table:table-cell>
          <table:table-cell table:style-name="ce45" table:formula="of:=[.$G$1]/[.$A12]" office:value-type="float" office:value="72" calcext:value-type="float">
            <text:p>72</text:p>
          </table:table-cell>
          <table:table-cell office:value-type="string" calcext:value-type="string">
            <text:p>ABCDEFGHIJKLMNOPQRSTUVWXYZabcdefghijkl</text:p>
          </table:table-cell>
          <table:table-cell table:style-name="ce46" table:number-columns-repeated="5"/>
          <table:table-cell table:style-name="Default"/>
          <table:table-cell table:style-name="ce46" table:number-columns-repeated="1010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344.19480409455" calcext:value-type="float">
            <text:p>1344.19480409455</text:p>
          </table:table-cell>
          <table:table-cell office:value-type="float" office:value="1731.39149209727" calcext:value-type="float">
            <text:p>1731.39149209727</text:p>
          </table:table-cell>
          <table:table-cell table:style-name="ce74" office:value-type="float" office:value="56" calcext:value-type="float">
            <text:p>56</text:p>
          </table:table-cell>
          <table:covered-table-cell/>
          <table:table-cell/>
          <table:table-cell table:style-name="ce56" office:value-type="string" calcext:value-type="string">
            <text:p>ABCDEFGHIJKLMNOPQRSTUVWXYZabcdefghijklmnopqrstuvwxyz0123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2124.0416545789" calcext:value-type="float">
            <text:p>2124.0416545789</text:p>
          </table:table-cell>
          <table:table-cell table:style-name="ce74" office:value-type="float" office:value="93" calcext:value-type="float">
            <text:p>93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129.49512905781" calcext:value-type="float">
            <text:p>2129.49512905781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74" calcext:value-type="float">
            <text:p>74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vwxyz0123456789!"#$%&amp;'()*+,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5" calcext:value-type="float" table:number-columns-spanned="1" table:number-rows-spanned="5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262.39268691087" calcext:value-type="float">
            <text:p>1262.39268691087</text:p>
          </table:table-cell>
          <table:table-cell table:style-name="ce72" office:value-type="float" office:value="34" calcext:value-type="float">
            <text:p>34</text:p>
          </table:table-cell>
          <table:table-cell table:style-name="ce46"/>
          <table:table-cell table:style-name="ce45" table:formula="of:=[.$G$1]/[.$A17]" office:value-type="float" office:value="57.6" calcext:value-type="float">
            <text:p>57.6</text:p>
          </table:table-cell>
          <table:table-cell table:style-name="ce56" office:value-type="string" calcext:value-type="string">
            <text:p>ABCDEFGHIJKLMNOPQRSTUVWXYZabcdefgh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267.84616138979" calcext:value-type="float">
            <text:p>1267.84616138979</text:p>
          </table:table-cell>
          <table:table-cell office:value-type="float" office:value="1578.69420668774" calcext:value-type="float">
            <text:p>1578.69420668774</text:p>
          </table:table-cell>
          <table:table-cell table:style-name="ce74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584.14768116666" calcext:value-type="float">
            <text:p>1584.14768116666</text:p>
          </table:table-cell>
          <table:table-cell office:value-type="float" office:value="1894.99572646461" calcext:value-type="float">
            <text:p>1894.99572646461</text:p>
          </table:table-cell>
          <table:table-cell table:style-name="ce74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ABCDEFGHIJKLMNOPQRSTUVWXYZabcdefghijklmnopqrstuvwxyz0123456789!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900.44920094353" calcext:value-type="float">
            <text:p>1900.44920094353</text:p>
          </table:table-cell>
          <table:table-cell office:value-type="float" office:value="2205.84377176257" calcext:value-type="float">
            <text:p>2205.84377176257</text:p>
          </table:table-cell>
          <table:table-cell table:style-name="ce74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11.29724624148" calcext:value-type="float">
            <text:p>2211.29724624148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49" calcext:value-type="float">
            <text:p>49</text:p>
          </table:table-cell>
          <table:table-cell table:style-name="ce47" table:number-columns-repeated="2"/>
          <table:table-cell table:style-name="ce70" office:value-type="string" calcext:value-type="string">
            <text:p>ABCDEFGHIJKLMNOPQRSTUVWXYZabcdefghijklmnopqrstuvw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6" calcext:value-type="float" table:number-columns-spanned="1" table:number-rows-spanned="6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207.85794212176" calcext:value-type="float">
            <text:p>1207.85794212176</text:p>
          </table:table-cell>
          <table:table-cell table:style-name="ce72" office:value-type="float" office:value="31" calcext:value-type="float">
            <text:p>31</text:p>
          </table:table-cell>
          <table:table-cell table:style-name="ce76" office:value-type="float" office:value="2091" calcext:value-type="float" table:number-columns-spanned="1" table:number-rows-spanned="6">
            <text:p>2091</text:p>
          </table:table-cell>
          <table:table-cell table:style-name="ce45" table:formula="of:=[.$G$1]/[.$A23]" office:value-type="float" office:value="48" calcext:value-type="float">
            <text:p>48</text:p>
          </table:table-cell>
          <table:table-cell table:style-name="ce56" office:value-type="string" calcext:value-type="string">
            <text:p>ABCDEFGHIJKLMNOPQRSTUVWXYZabcde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213.31141660067" calcext:value-type="float">
            <text:p>1213.31141660067</text:p>
          </table:table-cell>
          <table:table-cell office:value-type="float" office:value="1469.62471710951" calcext:value-type="float">
            <text:p>1469.62471710951</text:p>
          </table:table-cell>
          <table:table-cell table:style-name="ce74" office:value-type="float" office:value="44" calcext:value-type="float">
            <text:p>44</text:p>
          </table:table-cell>
          <table:covered-table-cell/>
          <table:table-cell/>
          <table:table-cell office:value-type="string" calcext:value-type="string">
            <text:p>ABCDEFGHIJKLMNOPQRSTUVWXYZabcdefghijklmnopqr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731.39149209727" calcext:value-type="float">
            <text:p>1731.39149209727</text:p>
          </table:table-cell>
          <table:table-cell table:style-name="ce74" office:value-type="float" office:value="68" calcext:value-type="float">
            <text:p>68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1993.15826708502" calcext:value-type="float">
            <text:p>1993.15826708502</text:p>
          </table:table-cell>
          <table:table-cell table:style-name="ce74" office:value-type="float" office:value="80" calcext:value-type="float">
            <text:p>80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998.61174156393" calcext:value-type="float">
            <text:p>1998.61174156393</text:p>
          </table:table-cell>
          <table:table-cell office:value-type="float" office:value="2254.92504207278" calcext:value-type="float">
            <text:p>2254.92504207278</text:p>
          </table:table-cell>
          <table:table-cell table:style-name="ce74" office:value-type="float" office:value="93" calcext:value-type="float">
            <text:p>93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2260.37851655169" calcext:value-type="float">
            <text:p>2260.37851655169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56" calcext:value-type="float">
            <text:p>56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4" office:value-type="float" office:value="7" calcext:value-type="float" table:number-columns-spanned="1" table:number-rows-spanned="7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75.13709524829" calcext:value-type="float">
            <text:p>1175.13709524829</text:p>
          </table:table-cell>
          <table:table-cell table:style-name="ce72" office:value-type="float" office:value="40" calcext:value-type="float">
            <text:p>40</text:p>
          </table:table-cell>
          <table:table-cell table:style-name="ce46"/>
          <table:table-cell table:style-name="ce45" table:formula="of:=[.$G$1]/[.$A30]" office:value-type="float" office:value="41.1428571428572" calcext:value-type="float">
            <text:p>41.1428571428572</text:p>
          </table:table-cell>
          <table:table-cell table:style-name="ce56" office:value-type="string" calcext:value-type="string">
            <text:p>ABCDEFGHIJKLMNOPQRSTUVWXYZabcdefghijklmn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80.5905697272" calcext:value-type="float">
            <text:p>1180.5905697272</text:p>
          </table:table-cell>
          <table:table-cell office:value-type="float" office:value="1398.72954888366" calcext:value-type="float">
            <text:p>1398.72954888366</text:p>
          </table:table-cell>
          <table:table-cell table:style-name="ce7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BCDEFGHIJKLMNOPQRSTUVWXYZabcd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404.18302336257" calcext:value-type="float">
            <text:p>1404.18302336257</text:p>
          </table:table-cell>
          <table:table-cell office:value-type="float" office:value="1622.32200251904" calcext:value-type="float">
            <text:p>1622.32200251904</text:p>
          </table:table-cell>
          <table:table-cell table:style-name="ce74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&lt;=&gt;?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627.77547699795" calcext:value-type="float">
            <text:p>1627.77547699795</text:p>
          </table:table-cell>
          <table:table-cell office:value-type="float" office:value="1845.91445615441" calcext:value-type="float">
            <text:p>1845.91445615441</text:p>
          </table:table-cell>
          <table:table-cell table:style-name="ce74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ABCDEFGHIJKLMNOPQRSTUVWXYZabcdefghijklmnopqrstuvwxyz012345678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851.36793063332" calcext:value-type="float">
            <text:p>1851.36793063332</text:p>
          </table:table-cell>
          <table:table-cell office:value-type="float" office:value="2069.50690978978" calcext:value-type="float">
            <text:p>2069.50690978978</text:p>
          </table:table-cell>
          <table:table-cell table:style-name="ce74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2074.96038426869" calcext:value-type="float">
            <text:p>2074.96038426869</text:p>
          </table:table-cell>
          <table:table-cell office:value-type="float" office:value="2293.09936342516" calcext:value-type="float">
            <text:p>2293.09936342516</text:p>
          </table:table-cell>
          <table:table-cell table:style-name="ce74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2298.55283790407" calcext:value-type="float">
            <text:p>2298.55283790407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50" calcext:value-type="float">
            <text:p>50</text:p>
          </table:table-cell>
          <table:table-cell table:style-name="ce47" table:number-columns-repeated="2"/>
          <table:table-cell table:style-name="ce70" office:value-type="string" calcext:value-type="string">
            <text:p>ABCDEFGHIJKLMNOPQRSTUVWXYZabcdefghijklmnopqrstuvwx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8" calcext:value-type="float" table:number-columns-spanned="1" table:number-rows-spanned="8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42.41624837482" calcext:value-type="float">
            <text:p>1142.41624837482</text:p>
          </table:table-cell>
          <table:table-cell table:style-name="ce72" office:value-type="float" office:value="38" calcext:value-type="float">
            <text:p>38</text:p>
          </table:table-cell>
          <table:table-cell table:style-name="ce76" office:value-type="float" office:value="2095" calcext:value-type="float" table:number-columns-spanned="1" table:number-rows-spanned="8">
            <text:p>2095</text:p>
          </table:table-cell>
          <table:table-cell table:style-name="ce45" table:formula="of:=[.$G$1]/[.$A38]" office:value-type="float" office:value="36" calcext:value-type="float">
            <text:p>36</text:p>
          </table:table-cell>
          <table:table-cell table:style-name="ce56" office:value-type="string" calcext:value-type="string">
            <text:p>ABCDEFGHIJKLMNOPQRSTUVWXYZabcdefghijkl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47.86972285373" calcext:value-type="float">
            <text:p>1147.86972285373</text:p>
          </table:table-cell>
          <table:table-cell office:value-type="float" office:value="1338.74132961564" calcext:value-type="float">
            <text:p>1338.74132961564</text:p>
          </table:table-cell>
          <table:table-cell table:style-name="ce74" office:value-type="float" office:value="28" calcext:value-type="float">
            <text:p>28</text:p>
          </table:table-cell>
          <table:covered-table-cell/>
          <table:table-cell/>
          <table:table-cell office:value-type="string" calcext:value-type="string">
            <text:p>ABCDEFGHIJKLMNOPQRSTUVWXYZab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344.19480409455" calcext:value-type="float">
            <text:p>1344.19480409455</text:p>
          </table:table-cell>
          <table:table-cell office:value-type="float" office:value="1535.06641085645" calcext:value-type="float">
            <text:p>1535.06641085645</text:p>
          </table:table-cell>
          <table:table-cell table:style-name="ce74" office:value-type="float" office:value="74" calcext:value-type="float">
            <text:p>74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540.51988533536" calcext:value-type="float">
            <text:p>1540.51988533536</text:p>
          </table:table-cell>
          <table:table-cell office:value-type="float" office:value="1731.39149209727" calcext:value-type="float">
            <text:p>1731.39149209727</text:p>
          </table:table-cell>
          <table:table-cell table:style-name="ce74" office:value-type="float" office:value="56" calcext:value-type="float">
            <text:p>56</text:p>
          </table:table-cell>
          <table:covered-table-cell/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1927.71657333808" calcext:value-type="float">
            <text:p>1927.71657333808</text:p>
          </table:table-cell>
          <table:table-cell table:style-name="ce74" office:value-type="float" office:value="83" calcext:value-type="float">
            <text:p>83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933.17004781699" calcext:value-type="float">
            <text:p>1933.17004781699</text:p>
          </table:table-cell>
          <table:table-cell office:value-type="float" office:value="2124.0416545789" calcext:value-type="float">
            <text:p>2124.0416545789</text:p>
          </table:table-cell>
          <table:table-cell table:style-name="ce74" office:value-type="float" office:value="93" calcext:value-type="float">
            <text:p>93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2129.49512905781" calcext:value-type="float">
            <text:p>2129.49512905781</text:p>
          </table:table-cell>
          <table:table-cell office:value-type="float" office:value="2320.36673581971" calcext:value-type="float">
            <text:p>2320.36673581971</text:p>
          </table:table-cell>
          <table:table-cell table:style-name="ce74" office:value-type="float" office:value="65" calcext:value-type="float">
            <text:p>65</text:p>
          </table:table-cell>
          <table:covered-table-cell/>
          <table:table-cell/>
          <table:table-cell office:value-type="string" calcext:value-type="string">
            <text:p>ABCDEFGHIJKLMNOPQRSTUVWXYZabcdefghijklmnopqrstuvwxyz0123456789!"#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2325.82021029863" calcext:value-type="float">
            <text:p>2325.82021029863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47" calcext:value-type="float">
            <text:p>47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9" calcext:value-type="float" table:number-columns-spanned="1" table:number-rows-spanned="9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20.60235045917" calcext:value-type="float">
            <text:p>1120.60235045917</text:p>
          </table:table-cell>
          <table:table-cell table:style-name="ce72" office:value-type="float" office:value="36" calcext:value-type="float">
            <text:p>36</text:p>
          </table:table-cell>
          <table:table-cell table:style-name="ce46"/>
          <table:table-cell table:style-name="ce45" table:formula="of:=[.$G$1]/[.$A47]" office:value-type="float" office:value="32" calcext:value-type="float">
            <text:p>32</text:p>
          </table:table-cell>
          <table:table-cell table:style-name="ce56" office:value-type="string" calcext:value-type="string">
            <text:p>ABCDEFGHIJKLMNOPQRSTUVWXYZabcdefghij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26.05582493809" calcext:value-type="float">
            <text:p>1126.05582493809</text:p>
          </table:table-cell>
          <table:table-cell office:value-type="float" office:value="1295.11353378434" calcext:value-type="float">
            <text:p>1295.11353378434</text:p>
          </table:table-cell>
          <table:table-cell table:style-name="ce74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ABCDEFGHIJKLMNOPQRSTUVWXYZab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300.56700826326" calcext:value-type="float">
            <text:p>1300.56700826326</text:p>
          </table:table-cell>
          <table:table-cell office:value-type="float" office:value="1469.62471710951" calcext:value-type="float">
            <text:p>1469.62471710951</text:p>
          </table:table-cell>
          <table:table-cell table:style-name="ce74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ABCDEFGHIJKLMNOPQRSTUVWXYZabcdefghijklmnopqr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644.13590043468" calcext:value-type="float">
            <text:p>1644.13590043468</text:p>
          </table:table-cell>
          <table:table-cell table:style-name="ce74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649.58937491359" calcext:value-type="float">
            <text:p>1649.58937491359</text:p>
          </table:table-cell>
          <table:table-cell office:value-type="float" office:value="1818.64708375985" calcext:value-type="float">
            <text:p>1818.64708375985</text:p>
          </table:table-cell>
          <table:table-cell table:style-name="ce74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ABCDEFGHIJKLMNOPQRSTUVWXYZabcdefghijklmnopqrstuvwxyz01234567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824.10055823876" calcext:value-type="float">
            <text:p>1824.10055823876</text:p>
          </table:table-cell>
          <table:table-cell office:value-type="float" office:value="1993.15826708502" calcext:value-type="float">
            <text:p>1993.15826708502</text:p>
          </table:table-cell>
          <table:table-cell table:style-name="ce74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&lt;=&gt;?@[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1998.61174156393" calcext:value-type="float">
            <text:p>1998.61174156393</text:p>
          </table:table-cell>
          <table:table-cell office:value-type="float" office:value="2167.66945041019" calcext:value-type="float">
            <text:p>2167.66945041019</text:p>
          </table:table-cell>
          <table:table-cell table:style-name="ce74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2173.1229248891" calcext:value-type="float">
            <text:p>2173.1229248891</text:p>
          </table:table-cell>
          <table:table-cell office:value-type="float" office:value="2342.18063373536" calcext:value-type="float">
            <text:p>2342.18063373536</text:p>
          </table:table-cell>
          <table:table-cell table:style-name="ce74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347.63410821427" calcext:value-type="float">
            <text:p>2347.63410821427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52" calcext:value-type="float">
            <text:p>52</text:p>
          </table:table-cell>
          <table:table-cell table:style-name="ce47" table:number-columns-repeated="2"/>
          <table:table-cell table:style-name="ce70" office:value-type="string" calcext:value-type="string">
            <text:p>ABCDEFGHIJKLMNOPQRSTUVWXYZabcdefghijklmnopqrstuvwxyz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3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10" calcext:value-type="float" table:number-columns-spanned="1" table:number-rows-spanned="10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04.24192702244" calcext:value-type="float">
            <text:p>1104.24192702244</text:p>
          </table:table-cell>
          <table:table-cell table:style-name="ce72" office:value-type="float" office:value="34" calcext:value-type="float">
            <text:p>34</text:p>
          </table:table-cell>
          <table:table-cell table:style-name="ce75" office:value-type="float" office:value="2068" calcext:value-type="float" table:number-columns-spanned="1" table:number-rows-spanned="10">
            <text:p>2068</text:p>
          </table:table-cell>
          <table:table-cell table:style-name="ce45" table:formula="of:=[.$G$1]/[.$A57]" office:value-type="float" office:value="28.8" calcext:value-type="float">
            <text:p>28.8</text:p>
          </table:table-cell>
          <table:table-cell table:style-name="ce56" office:value-type="string" calcext:value-type="string">
            <text:p>ABCDEFGHIJKLMNOPQRSTUVWXYZabcdefgh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09.69540150135" calcext:value-type="float">
            <text:p>1109.69540150135</text:p>
          </table:table-cell>
          <table:table-cell office:value-type="float" office:value="1262.39268691087" calcext:value-type="float">
            <text:p>1262.39268691087</text:p>
          </table:table-cell>
          <table:table-cell table:style-name="ce74" office:value-type="float" office:value="27" calcext:value-type="float">
            <text:p>27</text:p>
          </table:table-cell>
          <table:covered-table-cell/>
          <table:table-cell/>
          <table:table-cell office:value-type="string" calcext:value-type="string">
            <text:p>ABCDEFGHIJKLMNOPQRSTUVWXYZa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267.84616138979" calcext:value-type="float">
            <text:p>1267.84616138979</text:p>
          </table:table-cell>
          <table:table-cell office:value-type="float" office:value="1420.54344679931" calcext:value-type="float">
            <text:p>1420.54344679931</text:p>
          </table:table-cell>
          <table:table-cell table:style-name="ce74" office:value-type="float" office:value="41" calcext:value-type="float">
            <text:p>41</text:p>
          </table:table-cell>
          <table:covered-table-cell/>
          <table:table-cell/>
          <table:table-cell office:value-type="string" calcext:value-type="string">
            <text:p>ABCDEFGHIJKLMNOPQRSTUVWXYZabcdefghijklmno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425.99692127822" calcext:value-type="float">
            <text:p>1425.99692127822</text:p>
          </table:table-cell>
          <table:table-cell office:value-type="float" office:value="1578.69420668774" calcext:value-type="float">
            <text:p>1578.69420668774</text:p>
          </table:table-cell>
          <table:table-cell table:style-name="ce74" office:value-type="float" office:value="78" calcext:value-type="float">
            <text:p>78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584.14768116666" calcext:value-type="float">
            <text:p>1584.14768116666</text:p>
          </table:table-cell>
          <table:table-cell office:value-type="float" office:value="1736.84496657618" calcext:value-type="float">
            <text:p>1736.84496657618</text:p>
          </table:table-cell>
          <table:table-cell table:style-name="ce74" office:value-type="float" office:value="63" calcext:value-type="float">
            <text:p>63</text:p>
          </table:table-cell>
          <table:covered-table-cell/>
          <table:table-cell/>
          <table:table-cell office:value-type="string" calcext:value-type="string">
            <text:p>ABCDEFGHIJKLMNOPQRSTUVWXYZabcdefghijklmnopqrstuvwxyz0123456789!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742.29844105509" calcext:value-type="float">
            <text:p>1742.29844105509</text:p>
          </table:table-cell>
          <table:table-cell office:value-type="float" office:value="1894.99572646461" calcext:value-type="float">
            <text:p>1894.99572646461</text:p>
          </table:table-cell>
          <table:table-cell table:style-name="ce74" office:value-type="float" office:value="71" calcext:value-type="float">
            <text:p>71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1900.44920094353" calcext:value-type="float">
            <text:p>1900.44920094353</text:p>
          </table:table-cell>
          <table:table-cell office:value-type="float" office:value="2053.14648635305" calcext:value-type="float">
            <text:p>2053.14648635305</text:p>
          </table:table-cell>
          <table:table-cell table:style-name="ce74" office:value-type="float" office:value="93" calcext:value-type="float">
            <text:p>93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2058.59996083196" calcext:value-type="float">
            <text:p>2058.59996083196</text:p>
          </table:table-cell>
          <table:table-cell office:value-type="float" office:value="2211.29724624148" calcext:value-type="float">
            <text:p>2211.29724624148</text:p>
          </table:table-cell>
          <table:table-cell table:style-name="ce74" office:value-type="float" office:value="85" calcext:value-type="float">
            <text:p>85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[\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9" calcext:value-type="float">
            <text:p>9</text:p>
          </table:table-cell>
          <table:table-cell office:value-type="float" office:value="2216.75072072039" calcext:value-type="float">
            <text:p>2216.75072072039</text:p>
          </table:table-cell>
          <table:table-cell office:value-type="float" office:value="2363.99453165101" calcext:value-type="float">
            <text:p>2363.99453165101</text:p>
          </table:table-cell>
          <table:table-cell table:style-name="ce74" office:value-type="float" office:value="49" calcext:value-type="float">
            <text:p>49</text:p>
          </table:table-cell>
          <table:covered-table-cell/>
          <table:table-cell/>
          <table:table-cell office:value-type="string" calcext:value-type="string">
            <text:p>ABCDEFGHIJKLMNOPQRSTUVWXYZabcdefghijklmnopqrstuvw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369.44800612992" calcext:value-type="float">
            <text:p>2369.44800612992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3" office:value-type="float" office:value="56" calcext:value-type="float">
            <text:p>56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6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wir_normalised.E3:swir_normalised.E66">
            <calcext:data-bar calcext:gradient="false" calcext:max-length="100" calcext:negative-color="#ff0000" calcext:positive-color="#2a6099" calcext:axis-color="#000000">
              <calcext:formatting-entry calcext:value="20" calcext:type="number"/>
              <calcext:formatting-entry calcext:value="93" calcext:type="number"/>
            </calcext:data-bar>
          </calcext:conditional-format>
        </calcext:conditional-formats>
      </table:table>
      <table:table table:name="swir_normalised_v2" table:style-name="ta1">
        <table:table-column table:style-name="co1" table:number-columns-repeated="7" table:default-cell-style-name="ce39"/>
        <table:table-column table:style-name="co1" table:default-cell-style-name="ce52"/>
        <table:table-column table:style-name="co1" table:number-columns-repeated="1016" table:default-cell-style-name="ce39"/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s</text:p>
          </table:table-cell>
          <table:table-cell/>
          <table:table-cell office:value-type="string" calcext:value-type="string">
            <text:p>Lambda 1</text:p>
          </table:table-cell>
          <table:table-cell office:value-type="string" calcext:value-type="string">
            <text:p>Lambda 2</text:p>
          </table:table-cell>
          <table:table-cell office:value-type="string" calcext:value-type="string">
            <text:p>No.of Chars</text:p>
          </table:table-cell>
          <table:table-cell office:value-type="string" calcext:value-type="string">
            <text:p>Tree score</text:p>
          </table:table-cell>
          <table:table-cell table:number-columns-repeated="101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51" calcext:value-type="float">
            <text:p>951</text:p>
          </table:table-cell>
          <table:table-cell table:style-name="ce45" office:value-type="float" office:value="2516" calcext:value-type="float">
            <text:p>2516</text:p>
          </table:table-cell>
          <table:table-cell table:style-name="ce77" office:value-type="float" office:value="93" calcext:value-type="float">
            <text:p>93</text:p>
          </table:table-cell>
          <table:table-cell table:style-name="Default"/>
          <table:table-cell table:style-name="ce45" table:formula="of:=[.$G$1]/[.$A3]" office:value-type="float" office:value="288" calcext:value-type="float">
            <text:p>288</text:p>
          </table:table-cell>
          <table:table-cell table:style-name="ce55" office:value-type="string" calcext:value-type="string">
            <text:p>ABCDEFGHIJKLMNOPQRSTUVWXYZabcdefghijklmnopqrstuvwxyz0123456789!"#$%&amp;'()*+,-/:;&lt;=&gt;?@[\]^_`{|}~</text:p>
          </table:table-cell>
          <table:table-cell table:style-name="ce45" table:number-columns-repeated="1016"/>
        </table:table-row>
        <table:table-row table:style-name="ro1">
          <table:table-cell table:style-name="ce40"/>
          <table:table-cell table:style-name="ce45" table:number-columns-repeated="3"/>
          <table:table-cell table:style-name="ce77"/>
          <table:table-cell table:style-name="ce45" table:number-columns-repeated="2"/>
          <table:table-cell table:style-name="ce55"/>
          <table:table-cell table:style-name="ce45" table:number-columns-repeated="1016"/>
        </table:table-row>
        <table:table-row table:style-name="ro1">
          <table:table-cell table:style-name="ce41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731.39149209727" calcext:value-type="float">
            <text:p>1731.39149209727</text:p>
          </table:table-cell>
          <table:table-cell table:style-name="ce78" office:value-type="float" office:value="93" calcext:value-type="float">
            <text:p>93</text:p>
          </table:table-cell>
          <table:table-cell table:style-name="ce75" office:value-type="float" office:value="2553" calcext:value-type="float" table:number-columns-spanned="1" table:number-rows-spanned="2">
            <text:p>2553</text:p>
          </table:table-cell>
          <table:table-cell table:style-name="ce45" table:formula="of:=[.$G$1]/[.$A5]" office:value-type="float" office:value="144" calcext:value-type="float">
            <text:p>144</text:p>
          </table:table-cell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1016"/>
        </table:table-row>
        <table:table-row table:style-name="ro1">
          <table:covered-table-cell table:style-name="ce4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736.84496657618" calcext:value-type="float">
            <text:p>1736.84496657618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56" calcext:value-type="float">
            <text:p>56</text:p>
          </table:table-cell>
          <table:covered-table-cell table:style-name="ce47"/>
          <table:table-cell table:style-name="ce45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3" calcext:value-type="float" table:number-columns-spanned="1" table:number-rows-spanned="3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469.62471710951" calcext:value-type="float">
            <text:p>1469.62471710951</text:p>
          </table:table-cell>
          <table:table-cell table:style-name="ce78" office:value-type="float" office:value="93" calcext:value-type="float">
            <text:p>93</text:p>
          </table:table-cell>
          <table:table-cell table:style-name="Default"/>
          <table:table-cell table:style-name="ce45" table:formula="of:=[.$G$1]/[.$A8]" office:value-type="float" office:value="96" calcext:value-type="float">
            <text:p>96</text:p>
          </table:table-cell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993.15826708502" calcext:value-type="float">
            <text:p>1993.15826708502</text:p>
          </table:table-cell>
          <table:table-cell table:style-name="ce81" office:value-type="float" office:value="44" calcext:value-type="float">
            <text:p>44</text:p>
          </table:table-cell>
          <table:table-cell table:number-columns-repeated="2"/>
          <table:table-cell table:style-name="ce70" office:value-type="string" calcext:value-type="string">
            <text:p>ABCDEFGHIJKLMNOPQRSTUVWXYZabcdefghijklmnopqr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covered-table-cell table:style-name="ce4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1998.61174156393" calcext:value-type="float">
            <text:p>1998.61174156393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68" calcext:value-type="float">
            <text:p>68</text:p>
          </table:table-cell>
          <table:table-cell table:style-name="ce47" table:number-columns-repeated="2"/>
          <table:table-cell office:value-type="string" calcext:value-type="string">
            <text:p>ABCDEFGHIJKLMNOPQRSTUVWXYZabcdefghijklmnopqrstuvwxyz0123456789!"#$%&amp;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338.74132961564" calcext:value-type="float">
            <text:p>1338.74132961564</text:p>
          </table:table-cell>
          <table:table-cell table:style-name="ce78" office:value-type="float" office:value="93" calcext:value-type="float">
            <text:p>93</text:p>
          </table:table-cell>
          <table:table-cell table:style-name="ce76" office:value-type="float" office:value="2450" calcext:value-type="float" table:number-columns-spanned="1" table:number-rows-spanned="4">
            <text:p>2450</text:p>
          </table:table-cell>
          <table:table-cell table:style-name="ce45" table:formula="of:=[.$G$1]/[.$A12]" office:value-type="float" office:value="72" calcext:value-type="float">
            <text:p>72</text:p>
          </table:table-cell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5"/>
          <table:table-cell table:style-name="Default"/>
          <table:table-cell table:style-name="ce46" table:number-columns-repeated="1010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344.19480409455" calcext:value-type="float">
            <text:p>1344.19480409455</text:p>
          </table:table-cell>
          <table:table-cell office:value-type="float" office:value="1731.39149209727" calcext:value-type="float">
            <text:p>1731.39149209727</text:p>
          </table:table-cell>
          <table:table-cell table:style-name="ce81" office:value-type="float" office:value="74" calcext:value-type="float">
            <text:p>74</text:p>
          </table:table-cell>
          <table:covered-table-cell/>
          <table:table-cell/>
          <table:table-cell table:style-name="ce56" office:value-type="string" calcext:value-type="string">
            <text:p>ABCDEFGHIJKLMNOPQRSTUVWXYZabcdefghijklmnopqrstuvwxyz0123456789!"#$%&amp;'()*+,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2124.0416545789" calcext:value-type="float">
            <text:p>2124.0416545789</text:p>
          </table:table-cell>
          <table:table-cell table:style-name="ce81" office:value-type="float" office:value="38" calcext:value-type="float">
            <text:p>38</text:p>
          </table:table-cell>
          <table:covered-table-cell/>
          <table:table-cell/>
          <table:table-cell office:value-type="string" calcext:value-type="string">
            <text:p>ABCDEFGHIJKLMNOPQRSTUVWXYZabcdefghijkl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2129.49512905781" calcext:value-type="float">
            <text:p>2129.49512905781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56" calcext:value-type="float">
            <text:p>56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5" calcext:value-type="float" table:number-columns-spanned="1" table:number-rows-spanned="5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262.39268691087" calcext:value-type="float">
            <text:p>1262.39268691087</text:p>
          </table:table-cell>
          <table:table-cell table:style-name="ce78" office:value-type="float" office:value="93" calcext:value-type="float">
            <text:p>93</text:p>
          </table:table-cell>
          <table:table-cell table:style-name="ce46"/>
          <table:table-cell table:style-name="ce45" table:formula="of:=[.$G$1]/[.$A17]" office:value-type="float" office:value="57.6" calcext:value-type="float">
            <text:p>57.6</text:p>
          </table:table-cell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267.84616138979" calcext:value-type="float">
            <text:p>1267.84616138979</text:p>
          </table:table-cell>
          <table:table-cell office:value-type="float" office:value="1578.69420668774" calcext:value-type="float">
            <text:p>1578.69420668774</text:p>
          </table:table-cell>
          <table:table-cell table:style-name="ce81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BCDEFGHIJKLMNOPQRSTUVWXYZabcdefghijklmnopqrstuvw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584.14768116666" calcext:value-type="float">
            <text:p>1584.14768116666</text:p>
          </table:table-cell>
          <table:table-cell office:value-type="float" office:value="1894.99572646461" calcext:value-type="float">
            <text:p>1894.99572646461</text:p>
          </table:table-cell>
          <table:table-cell table:style-name="ce81"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ABCDEFGHIJKLMNOPQRSTUVWXYZabcdefghijklmnopqrstuvwxyz0123456789!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900.44920094353" calcext:value-type="float">
            <text:p>1900.44920094353</text:p>
          </table:table-cell>
          <table:table-cell office:value-type="float" office:value="2205.84377176257" calcext:value-type="float">
            <text:p>2205.84377176257</text:p>
          </table:table-cell>
          <table:table-cell table:style-name="ce81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BCDEFGHIJKLMNOPQRSTUVWXYZabcdefgh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11.29724624148" calcext:value-type="float">
            <text:p>2211.29724624148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78" calcext:value-type="float">
            <text:p>78</text:p>
          </table:table-cell>
          <table:table-cell table:style-name="ce47" table:number-columns-repeated="2"/>
          <table:table-cell table:style-name="ce70" office:value-type="string" calcext:value-type="string">
            <text:p>ABCDEFGHIJKLMNOPQRSTUVWXYZabcdefghijklmnopqrstuvwxyz0123456789!"#$%&amp;'()*+,-/:;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6" calcext:value-type="float" table:number-columns-spanned="1" table:number-rows-spanned="6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207.85794212176" calcext:value-type="float">
            <text:p>1207.85794212176</text:p>
          </table:table-cell>
          <table:table-cell table:style-name="ce78" office:value-type="float" office:value="93" calcext:value-type="float">
            <text:p>93</text:p>
          </table:table-cell>
          <table:table-cell table:style-name="ce76" office:value-type="float" office:value="2497" calcext:value-type="float" table:number-columns-spanned="1" table:number-rows-spanned="6">
            <text:p>2497</text:p>
          </table:table-cell>
          <table:table-cell table:style-name="ce45" table:formula="of:=[.$G$1]/[.$A23]" office:value-type="float" office:value="48" calcext:value-type="float">
            <text:p>48</text:p>
          </table:table-cell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213.31141660067" calcext:value-type="float">
            <text:p>1213.31141660067</text:p>
          </table:table-cell>
          <table:table-cell office:value-type="float" office:value="1469.62471710951" calcext:value-type="float">
            <text:p>1469.62471710951</text:p>
          </table:table-cell>
          <table:table-cell table:style-name="ce81" office:value-type="float" office:value="80" calcext:value-type="float">
            <text:p>80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731.39149209727" calcext:value-type="float">
            <text:p>1731.39149209727</text:p>
          </table:table-cell>
          <table:table-cell table:style-name="ce81" office:value-type="float" office:value="56" calcext:value-type="float">
            <text:p>56</text:p>
          </table:table-cell>
          <table:covered-table-cell/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1993.15826708502" calcext:value-type="float">
            <text:p>1993.15826708502</text:p>
          </table:table-cell>
          <table:table-cell table:style-name="ce81" office:value-type="float" office:value="44" calcext:value-type="float">
            <text:p>44</text:p>
          </table:table-cell>
          <table:covered-table-cell/>
          <table:table-cell/>
          <table:table-cell office:value-type="string" calcext:value-type="string">
            <text:p>ABCDEFGHIJKLMNOPQRSTUVWXYZabcdefghijklmnopqr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998.61174156393" calcext:value-type="float">
            <text:p>1998.61174156393</text:p>
          </table:table-cell>
          <table:table-cell office:value-type="float" office:value="2254.92504207278" calcext:value-type="float">
            <text:p>2254.92504207278</text:p>
          </table:table-cell>
          <table:table-cell table:style-name="ce81" office:value-type="float" office:value="31" calcext:value-type="float">
            <text:p>31</text:p>
          </table:table-cell>
          <table:covered-table-cell/>
          <table:table-cell/>
          <table:table-cell office:value-type="string" calcext:value-type="string">
            <text:p>ABCDEFGHIJKLMNOPQRSTUVWXYZabcde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2260.37851655169" calcext:value-type="float">
            <text:p>2260.37851655169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68" calcext:value-type="float">
            <text:p>68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vwxyz0123456789!"#$%&amp;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4" office:value-type="float" office:value="7" calcext:value-type="float" table:number-columns-spanned="1" table:number-rows-spanned="7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75.13709524829" calcext:value-type="float">
            <text:p>1175.13709524829</text:p>
          </table:table-cell>
          <table:table-cell table:style-name="ce78" office:value-type="float" office:value="82" calcext:value-type="float">
            <text:p>82</text:p>
          </table:table-cell>
          <table:table-cell table:style-name="ce46"/>
          <table:table-cell table:style-name="ce45" table:formula="of:=[.$G$1]/[.$A30]" office:value-type="float" office:value="41.1428571428572" calcext:value-type="float">
            <text:p>41.1428571428572</text:p>
          </table:table-cell>
          <table:table-cell table:style-name="ce56" office:value-type="string" calcext:value-type="string">
            <text:p>ABCDEFGHIJKLMNOPQRSTUVWXYZabcdefghijklmnopqrstuvwxyz0123456789!"#$%&amp;'()*+,-/:;&lt;=&gt;?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80.5905697272" calcext:value-type="float">
            <text:p>1180.5905697272</text:p>
          </table:table-cell>
          <table:table-cell office:value-type="float" office:value="1398.72954888366" calcext:value-type="float">
            <text:p>1398.72954888366</text:p>
          </table:table-cell>
          <table:table-cell table:style-name="ce81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404.18302336257" calcext:value-type="float">
            <text:p>1404.18302336257</text:p>
          </table:table-cell>
          <table:table-cell office:value-type="float" office:value="1622.32200251904" calcext:value-type="float">
            <text:p>1622.32200251904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BCDEFGHIJKLMNOPQRSTUVWXYZabcdefghijklmn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627.77547699795" calcext:value-type="float">
            <text:p>1627.77547699795</text:p>
          </table:table-cell>
          <table:table-cell office:value-type="float" office:value="1845.91445615441" calcext:value-type="float">
            <text:p>1845.91445615441</text:p>
          </table:table-cell>
          <table:table-cell table:style-name="ce81"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ABCDEFGHIJKLMNOPQRSTUVWXYZabcdefghijklmnopqrstuvwxyz012345678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851.36793063332" calcext:value-type="float">
            <text:p>1851.36793063332</text:p>
          </table:table-cell>
          <table:table-cell office:value-type="float" office:value="2069.50690978978" calcext:value-type="float">
            <text:p>2069.50690978978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BCDEFGHIJKLMNOPQRSTUVWXYZabcd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2074.96038426869" calcext:value-type="float">
            <text:p>2074.96038426869</text:p>
          </table:table-cell>
          <table:table-cell office:value-type="float" office:value="2293.09936342516" calcext:value-type="float">
            <text:p>2293.09936342516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BCDEFGHIJKLMNOPQRSTUVWXYZabcdefghijklmnopqrstuvwx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2298.55283790407" calcext:value-type="float">
            <text:p>2298.55283790407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71" calcext:value-type="float">
            <text:p>71</text:p>
          </table:table-cell>
          <table:table-cell table:style-name="ce47" table:number-columns-repeated="2"/>
          <table:table-cell table:style-name="ce70" office:value-type="string" calcext:value-type="string">
            <text:p>ABCDEFGHIJKLMNOPQRSTUVWXYZabcdefghijklmnopqrstuvwxyz0123456789!"#$%&amp;'()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8" calcext:value-type="float" table:number-columns-spanned="1" table:number-rows-spanned="8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42.41624837482" calcext:value-type="float">
            <text:p>1142.41624837482</text:p>
          </table:table-cell>
          <table:table-cell table:style-name="ce78" office:value-type="float" office:value="83" calcext:value-type="float">
            <text:p>83</text:p>
          </table:table-cell>
          <table:table-cell table:style-name="ce76" office:value-type="float" office:value="2229" calcext:value-type="float" table:number-columns-spanned="1" table:number-rows-spanned="8">
            <text:p>2229</text:p>
          </table:table-cell>
          <table:table-cell table:style-name="ce45" table:formula="of:=[.$G$1]/[.$A38]" office:value-type="float" office:value="36" calcext:value-type="float">
            <text:p>36</text:p>
          </table:table-cell>
          <table:table-cell table:style-name="ce56" office:value-type="string" calcext:value-type="string">
            <text:p>ABCDEFGHIJKLMNOPQRSTUVWXYZabcdefghijklmnopqrstuvwxyz0123456789!"#$%&amp;'()*+,-/:;&lt;=&gt;?@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47.86972285373" calcext:value-type="float">
            <text:p>1147.86972285373</text:p>
          </table:table-cell>
          <table:table-cell office:value-type="float" office:value="1338.74132961564" calcext:value-type="float">
            <text:p>1338.74132961564</text:p>
          </table:table-cell>
          <table:table-cell table:style-name="ce81" office:value-type="float" office:value="93" calcext:value-type="float">
            <text:p>93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344.19480409455" calcext:value-type="float">
            <text:p>1344.19480409455</text:p>
          </table:table-cell>
          <table:table-cell office:value-type="float" office:value="1535.06641085645" calcext:value-type="float">
            <text:p>1535.06641085645</text:p>
          </table:table-cell>
          <table:table-cell table:style-name="ce81" office:value-type="float" office:value="47" calcext:value-type="float">
            <text:p>47</text:p>
          </table:table-cell>
          <table:covered-table-cell/>
          <table:table-cell/>
          <table:table-cell office:value-type="string" calcext:value-type="string">
            <text:p>ABCDEFGHIJKLMNOPQRSTUVWXYZabcdefghijklmnopqrstu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540.51988533536" calcext:value-type="float">
            <text:p>1540.51988533536</text:p>
          </table:table-cell>
          <table:table-cell office:value-type="float" office:value="1731.39149209727" calcext:value-type="float">
            <text:p>1731.39149209727</text:p>
          </table:table-cell>
          <table:table-cell table:style-name="ce81" office:value-type="float" office:value="65" calcext:value-type="float">
            <text:p>65</text:p>
          </table:table-cell>
          <table:covered-table-cell/>
          <table:table-cell/>
          <table:table-cell office:value-type="string" calcext:value-type="string">
            <text:p>ABCDEFGHIJKLMNOPQRSTUVWXYZabcdefghijklmnopqrstuvwxyz0123456789!"#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736.84496657618" calcext:value-type="float">
            <text:p>1736.84496657618</text:p>
          </table:table-cell>
          <table:table-cell office:value-type="float" office:value="1927.71657333808" calcext:value-type="float">
            <text:p>1927.71657333808</text:p>
          </table:table-cell>
          <table:table-cell table:style-name="ce81" office:value-type="float" office:value="38" calcext:value-type="float">
            <text:p>38</text:p>
          </table:table-cell>
          <table:covered-table-cell/>
          <table:table-cell/>
          <table:table-cell office:value-type="string" calcext:value-type="string">
            <text:p>ABCDEFGHIJKLMNOPQRSTUVWXYZabcdefghijkl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933.17004781699" calcext:value-type="float">
            <text:p>1933.17004781699</text:p>
          </table:table-cell>
          <table:table-cell office:value-type="float" office:value="2124.0416545789" calcext:value-type="float">
            <text:p>2124.0416545789</text:p>
          </table:table-cell>
          <table:table-cell table:style-name="ce81" office:value-type="float" office:value="28" calcext:value-type="float">
            <text:p>28</text:p>
          </table:table-cell>
          <table:covered-table-cell/>
          <table:table-cell/>
          <table:table-cell office:value-type="string" calcext:value-type="string">
            <text:p>ABCDEFGHIJKLMNOPQRSTUVWXYZab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2129.49512905781" calcext:value-type="float">
            <text:p>2129.49512905781</text:p>
          </table:table-cell>
          <table:table-cell office:value-type="float" office:value="2320.36673581971" calcext:value-type="float">
            <text:p>2320.36673581971</text:p>
          </table:table-cell>
          <table:table-cell table:style-name="ce81" office:value-type="float" office:value="56" calcext:value-type="float">
            <text:p>56</text:p>
          </table:table-cell>
          <table:covered-table-cell/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2325.82021029863" calcext:value-type="float">
            <text:p>2325.82021029863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74" calcext:value-type="float">
            <text:p>74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vwxyz0123456789!"#$%&amp;'()*+,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9" calcext:value-type="float" table:number-columns-spanned="1" table:number-rows-spanned="9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20.60235045917" calcext:value-type="float">
            <text:p>1120.60235045917</text:p>
          </table:table-cell>
          <table:table-cell table:style-name="ce78" office:value-type="float" office:value="84" calcext:value-type="float">
            <text:p>84</text:p>
          </table:table-cell>
          <table:table-cell table:style-name="ce46"/>
          <table:table-cell table:style-name="ce45" table:formula="of:=[.$G$1]/[.$A47]" office:value-type="float" office:value="32" calcext:value-type="float">
            <text:p>32</text:p>
          </table:table-cell>
          <table:table-cell table:style-name="ce56" office:value-type="string" calcext:value-type="string">
            <text:p>ABCDEFGHIJKLMNOPQRSTUVWXYZabcdefghijklmnopqrstuvwxyz0123456789!"#$%&amp;'()*+,-/:;&lt;=&gt;?@[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26.05582493809" calcext:value-type="float">
            <text:p>1126.05582493809</text:p>
          </table:table-cell>
          <table:table-cell office:value-type="float" office:value="1295.11353378434" calcext:value-type="float">
            <text:p>1295.11353378434</text:p>
          </table:table-cell>
          <table:table-cell table:style-name="ce81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300.56700826326" calcext:value-type="float">
            <text:p>1300.56700826326</text:p>
          </table:table-cell>
          <table:table-cell office:value-type="float" office:value="1469.62471710951" calcext:value-type="float">
            <text:p>1469.62471710951</text:p>
          </table:table-cell>
          <table:table-cell table:style-name="ce81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ABCDEFGHIJKLMNOPQRSTUVWXYZabcdefghijklmnopqrstuvwxyz0123456789!"#$%&amp;'()*+,-/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475.07819158842" calcext:value-type="float">
            <text:p>1475.07819158842</text:p>
          </table:table-cell>
          <table:table-cell office:value-type="float" office:value="1644.13590043468" calcext:value-type="float">
            <text:p>1644.13590043468</text:p>
          </table:table-cell>
          <table:table-cell table:style-name="ce81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ABCDEFGHIJKLMNOPQRSTUVWXYZabcdefghijklmnopqr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649.58937491359" calcext:value-type="float">
            <text:p>1649.58937491359</text:p>
          </table:table-cell>
          <table:table-cell office:value-type="float" office:value="1818.64708375985" calcext:value-type="float">
            <text:p>1818.64708375985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ABCDEFGHIJKLMNOPQRSTUVWXYZabcdefghijklmnopqrstuvwxyz01234567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824.10055823876" calcext:value-type="float">
            <text:p>1824.10055823876</text:p>
          </table:table-cell>
          <table:table-cell office:value-type="float" office:value="1993.15826708502" calcext:value-type="float">
            <text:p>1993.15826708502</text:p>
          </table:table-cell>
          <table:table-cell table:style-name="ce81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ABCDEFGHIJKLMNOPQRSTUVWXYZabcdefghij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1998.61174156393" calcext:value-type="float">
            <text:p>1998.61174156393</text:p>
          </table:table-cell>
          <table:table-cell office:value-type="float" office:value="2167.66945041019" calcext:value-type="float">
            <text:p>2167.66945041019</text:p>
          </table:table-cell>
          <table:table-cell table:style-name="ce81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ABCDEFGHIJKLMNOPQRSTUVWXYZab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2173.1229248891" calcext:value-type="float">
            <text:p>2173.1229248891</text:p>
          </table:table-cell>
          <table:table-cell office:value-type="float" office:value="2342.18063373536" calcext:value-type="float">
            <text:p>2342.18063373536</text:p>
          </table:table-cell>
          <table:table-cell table:style-name="ce81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ABCDEFGHIJKLMNOPQRSTUVWXYZabcdefghijklmnopqrstuvwxyz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2347.63410821427" calcext:value-type="float">
            <text:p>2347.63410821427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68" calcext:value-type="float">
            <text:p>68</text:p>
          </table:table-cell>
          <table:table-cell table:style-name="ce47" table:number-columns-repeated="2"/>
          <table:table-cell table:style-name="ce70" office:value-type="string" calcext:value-type="string">
            <text:p>ABCDEFGHIJKLMNOPQRSTUVWXYZabcdefghijklmnopqrstuvwxyz0123456789!"#$%&amp;</text:p>
          </table:table-cell>
          <table:table-cell table:style-name="ce47" table:number-columns-repeated="1016"/>
        </table:table-row>
        <table:table-row table:style-name="ro1">
          <table:table-cell table:style-name="ce42"/>
          <table:table-cell table:style-name="ce47" table:number-columns-repeated="3"/>
          <table:table-cell table:style-name="ce79"/>
          <table:table-cell table:style-name="ce47" table:number-columns-repeated="2"/>
          <table:table-cell table:style-name="ce70"/>
          <table:table-cell table:style-name="ce47" table:number-columns-repeated="1016"/>
        </table:table-row>
        <table:table-row table:style-name="ro1">
          <table:table-cell table:style-name="ce41" office:value-type="float" office:value="10" calcext:value-type="float" table:number-columns-spanned="1" table:number-rows-spanned="10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1.544641612916" calcext:value-type="float">
            <text:p>951.544641612916</text:p>
          </table:table-cell>
          <table:table-cell table:style-name="ce46" office:value-type="float" office:value="1104.24192702244" calcext:value-type="float">
            <text:p>1104.24192702244</text:p>
          </table:table-cell>
          <table:table-cell table:style-name="ce78" office:value-type="float" office:value="85" calcext:value-type="float">
            <text:p>85</text:p>
          </table:table-cell>
          <table:table-cell table:style-name="ce75" office:value-type="float" office:value="2499" calcext:value-type="float" table:number-columns-spanned="1" table:number-rows-spanned="10">
            <text:p>2499</text:p>
          </table:table-cell>
          <table:table-cell table:style-name="ce45" table:formula="of:=[.$G$1]/[.$A57]" office:value-type="float" office:value="28.8" calcext:value-type="float">
            <text:p>28.8</text:p>
          </table:table-cell>
          <table:table-cell table:style-name="ce56" office:value-type="string" calcext:value-type="string">
            <text:p>ABCDEFGHIJKLMNOPQRSTUVWXYZabcdefghijklmnopqrstuvwxyz0123456789!"#$%&amp;'()*+,-/:;&lt;=&gt;?@[\</text:p>
          </table:table-cell>
          <table:table-cell table:style-name="ce46" table:number-columns-repeated="1016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1109.69540150135" calcext:value-type="float">
            <text:p>1109.69540150135</text:p>
          </table:table-cell>
          <table:table-cell office:value-type="float" office:value="1262.39268691087" calcext:value-type="float">
            <text:p>1262.39268691087</text:p>
          </table:table-cell>
          <table:table-cell table:style-name="ce81" office:value-type="float" office:value="93" calcext:value-type="float">
            <text:p>93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1267.84616138979" calcext:value-type="float">
            <text:p>1267.84616138979</text:p>
          </table:table-cell>
          <table:table-cell office:value-type="float" office:value="1420.54344679931" calcext:value-type="float">
            <text:p>1420.54344679931</text:p>
          </table:table-cell>
          <table:table-cell table:style-name="ce81" office:value-type="float" office:value="78" calcext:value-type="float">
            <text:p>78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1425.99692127822" calcext:value-type="float">
            <text:p>1425.99692127822</text:p>
          </table:table-cell>
          <table:table-cell office:value-type="float" office:value="1578.69420668774" calcext:value-type="float">
            <text:p>1578.69420668774</text:p>
          </table:table-cell>
          <table:table-cell table:style-name="ce81" office:value-type="float" office:value="41" calcext:value-type="float">
            <text:p>41</text:p>
          </table:table-cell>
          <table:covered-table-cell/>
          <table:table-cell/>
          <table:table-cell office:value-type="string" calcext:value-type="string">
            <text:p>ABCDEFGHIJKLMNOPQRSTUVWXYZabcdefghijklmno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1584.14768116666" calcext:value-type="float">
            <text:p>1584.14768116666</text:p>
          </table:table-cell>
          <table:table-cell office:value-type="float" office:value="1736.84496657618" calcext:value-type="float">
            <text:p>1736.84496657618</text:p>
          </table:table-cell>
          <table:table-cell table:style-name="ce81" office:value-type="float" office:value="56" calcext:value-type="float">
            <text:p>56</text:p>
          </table:table-cell>
          <table:covered-table-cell/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1742.29844105509" calcext:value-type="float">
            <text:p>1742.29844105509</text:p>
          </table:table-cell>
          <table:table-cell office:value-type="float" office:value="1894.99572646461" calcext:value-type="float">
            <text:p>1894.99572646461</text:p>
          </table:table-cell>
          <table:table-cell table:style-name="ce81" office:value-type="float" office:value="49" calcext:value-type="float">
            <text:p>49</text:p>
          </table:table-cell>
          <table:covered-table-cell/>
          <table:table-cell/>
          <table:table-cell office:value-type="string" calcext:value-type="string">
            <text:p>ABCDEFGHIJKLMNOPQRSTUVWXYZabcdefghijklmnopqrstuvw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1900.44920094353" calcext:value-type="float">
            <text:p>1900.44920094353</text:p>
          </table:table-cell>
          <table:table-cell office:value-type="float" office:value="2053.14648635305" calcext:value-type="float">
            <text:p>2053.14648635305</text:p>
          </table:table-cell>
          <table:table-cell table:style-name="ce81" office:value-type="float" office:value="27" calcext:value-type="float">
            <text:p>27</text:p>
          </table:table-cell>
          <table:covered-table-cell/>
          <table:table-cell/>
          <table:table-cell office:value-type="string" calcext:value-type="string">
            <text:p>ABCDEFGHIJKLMNOPQRSTUVWXYZa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2058.59996083196" calcext:value-type="float">
            <text:p>2058.59996083196</text:p>
          </table:table-cell>
          <table:table-cell office:value-type="float" office:value="2211.29724624148" calcext:value-type="float">
            <text:p>2211.29724624148</text:p>
          </table:table-cell>
          <table:table-cell table:style-name="ce81" office:value-type="float" office:value="34" calcext:value-type="float">
            <text:p>34</text:p>
          </table:table-cell>
          <table:covered-table-cell/>
          <table:table-cell/>
          <table:table-cell office:value-type="string" calcext:value-type="string">
            <text:p>ABCDEFGHIJKLMNOPQRSTUVWXYZabcdefgh</text:p>
          </table:table-cell>
          <table:table-cell table:number-columns-repeated="1016"/>
        </table:table-row>
        <table:table-row table:style-name="ro1">
          <table:covered-table-cell table:style-name="ce43"/>
          <table:table-cell office:value-type="float" office:value="9" calcext:value-type="float">
            <text:p>9</text:p>
          </table:table-cell>
          <table:table-cell office:value-type="float" office:value="2216.75072072039" calcext:value-type="float">
            <text:p>2216.75072072039</text:p>
          </table:table-cell>
          <table:table-cell office:value-type="float" office:value="2363.99453165101" calcext:value-type="float">
            <text:p>2363.99453165101</text:p>
          </table:table-cell>
          <table:table-cell table:style-name="ce81" office:value-type="float" office:value="71" calcext:value-type="float">
            <text:p>71</text:p>
          </table:table-cell>
          <table:covered-table-cell/>
          <table:table-cell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6"/>
        </table:table-row>
        <table:table-row table:style-name="ro1">
          <table:covered-table-cell table:style-name="ce4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369.44800612992" calcext:value-type="float">
            <text:p>2369.44800612992</text:p>
          </table:table-cell>
          <table:table-cell table:style-name="ce47" office:value-type="float" office:value="2516.69181706053" calcext:value-type="float">
            <text:p>2516.69181706053</text:p>
          </table:table-cell>
          <table:table-cell table:style-name="ce79" office:value-type="float" office:value="63" calcext:value-type="float">
            <text:p>63</text:p>
          </table:table-cell>
          <table:covered-table-cell table:style-name="ce47"/>
          <table:table-cell table:style-name="ce47"/>
          <table:table-cell table:style-name="ce70" office:value-type="string" calcext:value-type="string">
            <text:p>ABCDEFGHIJKLMNOPQRSTUVWXYZabcdefghijklmnopqrstuvwxyz0123456789!</text:p>
          </table:table-cell>
          <table:table-cell table:style-name="ce47" table:number-columns-repeated="1016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wir_normalised_v2.E3:swir_normalised_v2.E66">
            <calcext:data-bar calcext:gradient="false" calcext:max-length="100" calcext:negative-color="#ff0000" calcext:positive-color="#2a6099" calcext:axis-color="#000000">
              <calcext:formatting-entry calcext:value="20" calcext:type="number"/>
              <calcext:formatting-entry calcext:value="93" calcext:type="number"/>
            </calcext:data-bar>
          </calcext:conditional-format>
        </calcext:conditional-formats>
      </table:table>
      <table:table table:name="vnir_unnormalised" table:style-name="ta1">
        <table:table-column table:style-name="co1" table:number-columns-repeated="6" table:default-cell-style-name="ce39"/>
        <table:table-column table:style-name="co1" table:default-cell-style-name="ce52"/>
        <table:table-column table:style-name="co1" table:number-columns-repeated="1017" table:default-cell-style-name="ce39"/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ments</text:p>
          </table:table-cell>
          <table:table-cell/>
          <table:table-cell office:value-type="string" calcext:value-type="string">
            <text:p>Lambda 1</text:p>
          </table:table-cell>
          <table:table-cell office:value-type="string" calcext:value-type="string">
            <text:p>Lambda 2</text:p>
          </table:table-cell>
          <table:table-cell office:value-type="string" calcext:value-type="string">
            <text:p>No.of Chars</text:p>
          </table:table-cell>
          <table:table-cell table:number-columns-repeated="1019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05.602687519604" calcext:value-type="float">
            <text:p>405.602687519604</text:p>
          </table:table-cell>
          <table:table-cell table:style-name="ce45" office:value-type="float" office:value="996.166511920533" calcext:value-type="float">
            <text:p>996.166511920533</text:p>
          </table:table-cell>
          <table:table-cell table:style-name="ce82" office:value-type="float" office:value="93" calcext:value-type="float">
            <text:p>93</text:p>
          </table:table-cell>
          <table:table-cell table:style-name="ce45" table:formula="of:=[.$F$1]/[.$A3]" office:value-type="float" office:value="186" calcext:value-type="float">
            <text:p>186</text:p>
          </table:table-cell>
          <table:table-cell table:style-name="ce55" office:value-type="string" calcext:value-type="string">
            <text:p>ABCDEFGHIJKLMNOPQRSTUVWXYZabcdefghijklmnopqrstuvwxyz0123456789!"#$%&amp;'()*+,-/:;&lt;=&gt;?@[\]^_`{|}~</text:p>
          </table:table-cell>
          <table:table-cell table:style-name="ce45" table:number-columns-repeated="1017"/>
        </table:table-row>
        <table:table-row table:style-name="ro1">
          <table:table-cell table:style-name="ce40"/>
          <table:table-cell table:style-name="ce45" table:number-columns-repeated="3"/>
          <table:table-cell table:style-name="ce82"/>
          <table:table-cell table:style-name="ce45"/>
          <table:table-cell table:style-name="ce55"/>
          <table:table-cell table:style-name="ce45" table:number-columns-repeated="1017"/>
        </table:table-row>
        <table:table-row table:style-name="ro1">
          <table:table-cell table:style-name="ce41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699.288481275742" calcext:value-type="float">
            <text:p>699.288481275742</text:p>
          </table:table-cell>
          <table:table-cell table:style-name="ce83" office:value-type="float" office:value="93" calcext:value-type="float">
            <text:p>93</text:p>
          </table:table-cell>
          <table:table-cell table:style-name="ce45" table:formula="of:=[.$F$1]/[.$A5]" office:value-type="float" office:value="93" calcext:value-type="float">
            <text:p>93</text:p>
          </table:table-cell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1017"/>
        </table:table-row>
        <table:table-row table:style-name="ro1">
          <table:covered-table-cell table:style-name="ce4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702.480718164395" calcext:value-type="float">
            <text:p>702.480718164395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56" calcext:value-type="float">
            <text:p>56</text:p>
          </table:table-cell>
          <table:table-cell table:style-name="ce45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3" calcext:value-type="float" table:number-columns-spanned="1" table:number-rows-spanned="3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600.329137727478" calcext:value-type="float">
            <text:p>600.329137727478</text:p>
          </table:table-cell>
          <table:table-cell table:style-name="ce83" office:value-type="float" office:value="93" calcext:value-type="float">
            <text:p>93</text:p>
          </table:table-cell>
          <table:table-cell table:style-name="ce45" table:formula="of:=[.$F$1]/[.$A8]" office:value-type="float" office:value="62" calcext:value-type="float">
            <text:p>62</text:p>
          </table:table-cell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603.521374616132" calcext:value-type="float">
            <text:p>603.521374616132</text:p>
          </table:table-cell>
          <table:table-cell office:value-type="float" office:value="798.247824824005" calcext:value-type="float">
            <text:p>798.247824824005</text:p>
          </table:table-cell>
          <table:table-cell table:style-name="ce85" office:value-type="float" office:value="68" calcext:value-type="float">
            <text:p>68</text:p>
          </table:table-cell>
          <table:table-cell/>
          <table:table-cell table:style-name="ce70" office:value-type="string" calcext:value-type="string">
            <text:p>ABCDEFGHIJKLMNOPQRSTUVWXYZabcdefghijklmnopqrstuvwxyz0123456789!"#$%&amp;</text:p>
          </table:table-cell>
          <table:table-cell table:number-columns-repeated="6"/>
          <table:table-cell table:style-name="Default"/>
          <table:table-cell table:number-columns-repeated="1010"/>
        </table:table-row>
        <table:table-row table:style-name="ro1">
          <table:covered-table-cell table:style-name="ce4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801.440061712659" calcext:value-type="float">
            <text:p>801.440061712659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44" calcext:value-type="float">
            <text:p>44</text:p>
          </table:table-cell>
          <table:table-cell table:style-name="ce47"/>
          <table:table-cell office:value-type="string" calcext:value-type="string">
            <text:p>ABCDEFGHIJKLMNOPQRSTUVWXYZabcdefghijklmnopqr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552.445584397673" calcext:value-type="float">
            <text:p>552.445584397673</text:p>
          </table:table-cell>
          <table:table-cell table:style-name="ce83" office:value-type="float" office:value="74" calcext:value-type="float">
            <text:p>74</text:p>
          </table:table-cell>
          <table:table-cell table:style-name="ce45" table:formula="of:=[.$F$1]/[.$A12]" office:value-type="float" office:value="46.5" calcext:value-type="float">
            <text:p>46.5</text:p>
          </table:table-cell>
          <table:table-cell office:value-type="string" calcext:value-type="string">
            <text:p>ABCDEFGHIJKLMNOPQRSTUVWXYZabcdefghijkl</text:p>
          </table:table-cell>
          <table:table-cell table:style-name="ce46" table:number-columns-repeated="5"/>
          <table:table-cell table:style-name="Default"/>
          <table:table-cell table:style-name="ce46" table:number-columns-repeated="1011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555.637821286326" calcext:value-type="float">
            <text:p>555.637821286326</text:p>
          </table:table-cell>
          <table:table-cell office:value-type="float" office:value="702.480718164395" calcext:value-type="float">
            <text:p>702.480718164395</text:p>
          </table:table-cell>
          <table:table-cell table:style-name="ce85" office:value-type="float" office:value="93" calcext:value-type="float">
            <text:p>93</text:p>
          </table:table-cell>
          <table:table-cell/>
          <table:table-cell table:style-name="ce56" office:value-type="string" calcext:value-type="string">
            <text:p>ABCDEFGHIJKLMNOPQRSTUVWXYZabcdefghijklmnopqrstuvwxyz0123456789!"#$%&amp;'()*+,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705.672955053049" calcext:value-type="float">
            <text:p>705.672955053049</text:p>
          </table:table-cell>
          <table:table-cell office:value-type="float" office:value="849.323615042464" calcext:value-type="float">
            <text:p>849.323615042464</text:p>
          </table:table-cell>
          <table:table-cell table:style-name="ce85" office:value-type="float" office:value="56" calcext:value-type="float">
            <text:p>56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852.515851931118" calcext:value-type="float">
            <text:p>852.515851931118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5" calcext:value-type="float" table:number-columns-spanned="1" table:number-rows-spanned="5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523.71545239979" calcext:value-type="float">
            <text:p>523.71545239979</text:p>
          </table:table-cell>
          <table:table-cell table:style-name="ce83" office:value-type="float" office:value="63" calcext:value-type="float">
            <text:p>63</text:p>
          </table:table-cell>
          <table:table-cell table:style-name="ce45" table:formula="of:=[.$F$1]/[.$A17]" office:value-type="float" office:value="37.2" calcext:value-type="float">
            <text:p>37.2</text:p>
          </table:table-cell>
          <table:table-cell table:style-name="ce56" office:value-type="string" calcext:value-type="string">
            <text:p>ABCDEFGHIJKLMNOPQRSTUVWXYZabcdefghijklmnopqrstuvwxyz0123456789!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526.907689288443" calcext:value-type="float">
            <text:p>526.907689288443</text:p>
          </table:table-cell>
          <table:table-cell office:value-type="float" office:value="641.828217279975" calcext:value-type="float">
            <text:p>641.828217279975</text:p>
          </table:table-cell>
          <table:table-cell table:style-name="ce85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645.020454168629" calcext:value-type="float">
            <text:p>645.020454168629</text:p>
          </table:table-cell>
          <table:table-cell office:value-type="float" office:value="759.940982160161" calcext:value-type="float">
            <text:p>759.940982160161</text:p>
          </table:table-cell>
          <table:table-cell table:style-name="ce85" office:value-type="float" office:value="78" calcext:value-type="float">
            <text:p>78</text:p>
          </table:table-cell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763.133219048815" calcext:value-type="float">
            <text:p>763.133219048815</text:p>
          </table:table-cell>
          <table:table-cell office:value-type="float" office:value="878.053747040347" calcext:value-type="float">
            <text:p>878.053747040347</text:p>
          </table:table-cell>
          <table:table-cell table:style-name="ce85" office:value-type="float" office:value="49" calcext:value-type="float">
            <text:p>49</text:p>
          </table:table-cell>
          <table:table-cell/>
          <table:table-cell office:value-type="string" calcext:value-type="string">
            <text:p>ABCDEFGHIJKLMNOPQRSTUVWXYZabcdefghijklmnopqrstuvw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881.245983929001" calcext:value-type="float">
            <text:p>881.245983929001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34" calcext:value-type="float">
            <text:p>34</text:p>
          </table:table-cell>
          <table:table-cell table:style-name="ce47"/>
          <table:table-cell table:style-name="ce70" office:value-type="string" calcext:value-type="string">
            <text:p>ABCDEFGHIJKLMNOPQRSTUVWXYZabcdefgh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6" calcext:value-type="float" table:number-columns-spanned="1" table:number-rows-spanned="6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501.369794179214" calcext:value-type="float">
            <text:p>501.369794179214</text:p>
          </table:table-cell>
          <table:table-cell table:style-name="ce83" office:value-type="float" office:value="68" calcext:value-type="float">
            <text:p>68</text:p>
          </table:table-cell>
          <table:table-cell table:style-name="ce45" table:formula="of:=[.$F$1]/[.$A23]" office:value-type="float" office:value="31" calcext:value-type="float">
            <text:p>31</text:p>
          </table:table-cell>
          <table:table-cell table:style-name="ce56" office:value-type="string" calcext:value-type="string">
            <text:p>ABCDEFGHIJKLMNOPQRSTUVWXYZabcdefghijklmnopqrstuvwxyz0123456789!"#$%&amp;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504.562031067868" calcext:value-type="float">
            <text:p>504.562031067868</text:p>
          </table:table-cell>
          <table:table-cell office:value-type="float" office:value="600.329137727478" calcext:value-type="float">
            <text:p>600.329137727478</text:p>
          </table:table-cell>
          <table:table-cell table:style-name="ce85" office:value-type="float" office:value="80" calcext:value-type="float">
            <text:p>80</text:p>
          </table:table-cell>
          <table:table-cell/>
          <table:table-cell office:value-type="string" calcext:value-type="string">
            <text:p>ABCDEFGHIJKLMNOPQRSTUVWXYZabcdefghijklmnopqrstuvwxyz0123456789!"#$%&amp;'()*+,-/:;&lt;=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603.521374616132" calcext:value-type="float">
            <text:p>603.521374616132</text:p>
          </table:table-cell>
          <table:table-cell office:value-type="float" office:value="699.288481275742" calcext:value-type="float">
            <text:p>699.288481275742</text:p>
          </table:table-cell>
          <table:table-cell table:style-name="ce85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702.480718164395" calcext:value-type="float">
            <text:p>702.480718164395</text:p>
          </table:table-cell>
          <table:table-cell office:value-type="float" office:value="798.247824824005" calcext:value-type="float">
            <text:p>798.247824824005</text:p>
          </table:table-cell>
          <table:table-cell table:style-name="ce85" office:value-type="float" office:value="56" calcext:value-type="float">
            <text:p>56</text:p>
          </table:table-cell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801.440061712659" calcext:value-type="float">
            <text:p>801.440061712659</text:p>
          </table:table-cell>
          <table:table-cell office:value-type="float" office:value="897.207168372269" calcext:value-type="float">
            <text:p>897.207168372269</text:p>
          </table:table-cell>
          <table:table-cell table:style-name="ce85" office:value-type="float" office:value="44" calcext:value-type="float">
            <text:p>44</text:p>
          </table:table-cell>
          <table:table-cell/>
          <table:table-cell office:value-type="string" calcext:value-type="string">
            <text:p>ABCDEFGHIJKLMNOPQRSTUVWXYZabcdefghijklmnopqr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900.399405260923" calcext:value-type="float">
            <text:p>900.399405260923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31" calcext:value-type="float">
            <text:p>31</text:p>
          </table:table-cell>
          <table:table-cell table:style-name="ce47"/>
          <table:table-cell table:style-name="ce70" office:value-type="string" calcext:value-type="string">
            <text:p>ABCDEFGHIJKLMNOPQRSTUVWXYZabcde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4" office:value-type="float" office:value="7" calcext:value-type="float" table:number-columns-spanned="1" table:number-rows-spanned="7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88.600846624599" calcext:value-type="float">
            <text:p>488.600846624599</text:p>
          </table:table-cell>
          <table:table-cell table:style-name="ce83" office:value-type="float" office:value="61" calcext:value-type="float">
            <text:p>61</text:p>
          </table:table-cell>
          <table:table-cell table:style-name="ce45" table:formula="of:=[.$F$1]/[.$A30]" office:value-type="float" office:value="26.5714285714286" calcext:value-type="float">
            <text:p>26.5714285714286</text:p>
          </table:table-cell>
          <table:table-cell table:style-name="ce56" office:value-type="string" calcext:value-type="string">
            <text:p>ABCDEFGHIJKLMNOPQRSTUVWXYZabcdefghijklmnopqrstuvwxyz012345678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91.793083513253" calcext:value-type="float">
            <text:p>491.793083513253</text:p>
          </table:table-cell>
          <table:table-cell office:value-type="float" office:value="574.791242618248" calcext:value-type="float">
            <text:p>574.791242618248</text:p>
          </table:table-cell>
          <table:table-cell table:style-name="ce85" office:value-type="float" office:value="82" calcext:value-type="float">
            <text:p>82</text:p>
          </table:table-cell>
          <table:table-cell/>
          <table:table-cell office:value-type="string" calcext:value-type="string">
            <text:p>ABCDEFGHIJKLMNOPQRSTUVWXYZabcdefghijklmnopqrstuvwxyz0123456789!"#$%&amp;'()*+,-/:;&lt;=&gt;?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77.983479506902" calcext:value-type="float">
            <text:p>577.983479506902</text:p>
          </table:table-cell>
          <table:table-cell office:value-type="float" office:value="660.981638611898" calcext:value-type="float">
            <text:p>660.981638611898</text:p>
          </table:table-cell>
          <table:table-cell table:style-name="ce85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664.173875500551" calcext:value-type="float">
            <text:p>664.173875500551</text:p>
          </table:table-cell>
          <table:table-cell office:value-type="float" office:value="747.172034605547" calcext:value-type="float">
            <text:p>747.172034605547</text:p>
          </table:table-cell>
          <table:table-cell table:style-name="ce85" office:value-type="float" office:value="71" calcext:value-type="float">
            <text:p>71</text:p>
          </table:table-cell>
          <table:table-cell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750.3642714942" calcext:value-type="float">
            <text:p>750.3642714942</text:p>
          </table:table-cell>
          <table:table-cell office:value-type="float" office:value="830.170193710542" calcext:value-type="float">
            <text:p>830.170193710542</text:p>
          </table:table-cell>
          <table:table-cell table:style-name="ce85" office:value-type="float" office:value="50" calcext:value-type="float">
            <text:p>50</text:p>
          </table:table-cell>
          <table:table-cell/>
          <table:table-cell office:value-type="string" calcext:value-type="string">
            <text:p>ABCDEFGHIJKLMNOPQRSTUVWXYZabcdefghijklmnopqrstuvwx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833.362430599196" calcext:value-type="float">
            <text:p>833.362430599196</text:p>
          </table:table-cell>
          <table:table-cell office:value-type="float" office:value="913.168352815538" calcext:value-type="float">
            <text:p>913.168352815538</text:p>
          </table:table-cell>
          <table:table-cell table:style-name="ce85" office:value-type="float" office:value="40" calcext:value-type="float">
            <text:p>40</text:p>
          </table:table-cell>
          <table:table-cell/>
          <table:table-cell office:value-type="string" calcext:value-type="string">
            <text:p>ABCDEFGHIJKLMNOPQRSTUVWXYZabcdefghijklmn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916.360589704191" calcext:value-type="float">
            <text:p>916.360589704191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70" office:value-type="string" calcext:value-type="string">
            <text:p>ABCDEFGHIJKLMNOPQRSTUVWXYZabcd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8" calcext:value-type="float" table:number-columns-spanned="1" table:number-rows-spanned="8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79.024135958638" calcext:value-type="float">
            <text:p>479.024135958638</text:p>
          </table:table-cell>
          <table:table-cell table:style-name="ce83" office:value-type="float" office:value="65" calcext:value-type="float">
            <text:p>65</text:p>
          </table:table-cell>
          <table:table-cell table:style-name="ce45" table:formula="of:=[.$F$1]/[.$A38]" office:value-type="float" office:value="23.25" calcext:value-type="float">
            <text:p>23.25</text:p>
          </table:table-cell>
          <table:table-cell table:style-name="ce56" office:value-type="string" calcext:value-type="string">
            <text:p>ABCDEFGHIJKLMNOPQRSTUVWXYZabcdefghijklmnopqrstuvwxyz0123456789!"#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82.216372847292" calcext:value-type="float">
            <text:p>482.216372847292</text:p>
          </table:table-cell>
          <table:table-cell office:value-type="float" office:value="555.637821286326" calcext:value-type="float">
            <text:p>555.637821286326</text:p>
          </table:table-cell>
          <table:table-cell table:style-name="ce85" office:value-type="float" office:value="74" calcext:value-type="float">
            <text:p>74</text:p>
          </table:table-cell>
          <table:table-cell/>
          <table:table-cell office:value-type="string" calcext:value-type="string">
            <text:p>ABCDEFGHIJKLMNOPQRSTUVWXYZabcdefghijklmnopqrstuvwxyz0123456789!"#$%&amp;'()*+,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58.83005817498" calcext:value-type="float">
            <text:p>558.83005817498</text:p>
          </table:table-cell>
          <table:table-cell office:value-type="float" office:value="629.059269725361" calcext:value-type="float">
            <text:p>629.059269725361</text:p>
          </table:table-cell>
          <table:table-cell table:style-name="ce85" office:value-type="float" office:value="83" calcext:value-type="float">
            <text:p>83</text:p>
          </table:table-cell>
          <table:table-cell/>
          <table:table-cell office:value-type="string" calcext:value-type="string">
            <text:p>ABCDEFGHIJKLMNOPQRSTUVWXYZabcdefghijklmnopqrstuvwxyz0123456789!"#$%&amp;'()*+,-/:;&lt;=&gt;?@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632.251506614015" calcext:value-type="float">
            <text:p>632.251506614015</text:p>
          </table:table-cell>
          <table:table-cell office:value-type="float" office:value="702.480718164395" calcext:value-type="float">
            <text:p>702.480718164395</text:p>
          </table:table-cell>
          <table:table-cell table:style-name="ce85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705.672955053049" calcext:value-type="float">
            <text:p>705.672955053049</text:p>
          </table:table-cell>
          <table:table-cell office:value-type="float" office:value="775.90216660343" calcext:value-type="float">
            <text:p>775.90216660343</text:p>
          </table:table-cell>
          <table:table-cell table:style-name="ce85" office:value-type="float" office:value="56" calcext:value-type="float">
            <text:p>56</text:p>
          </table:table-cell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779.094403492083" calcext:value-type="float">
            <text:p>779.094403492083</text:p>
          </table:table-cell>
          <table:table-cell office:value-type="float" office:value="849.323615042464" calcext:value-type="float">
            <text:p>849.323615042464</text:p>
          </table:table-cell>
          <table:table-cell table:style-name="ce85" office:value-type="float" office:value="47" calcext:value-type="float">
            <text:p>47</text:p>
          </table:table-cell>
          <table:table-cell/>
          <table:table-cell office:value-type="string" calcext:value-type="string">
            <text:p>ABCDEFGHIJKLMNOPQRSTUVWXYZabcdefghijklmnopqrstu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852.515851931118" calcext:value-type="float">
            <text:p>852.515851931118</text:p>
          </table:table-cell>
          <table:table-cell office:value-type="float" office:value="922.745063481499" calcext:value-type="float">
            <text:p>922.745063481499</text:p>
          </table:table-cell>
          <table:table-cell table:style-name="ce85" office:value-type="float" office:value="38" calcext:value-type="float">
            <text:p>38</text:p>
          </table:table-cell>
          <table:table-cell/>
          <table:table-cell office:value-type="string" calcext:value-type="string">
            <text:p>ABCDEFGHIJKLMNOPQRSTUVWXYZabcdefghijkl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925.937300370152" calcext:value-type="float">
            <text:p>925.937300370152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70" office:value-type="string" calcext:value-type="string">
            <text:p>ABCDEFGHIJKLMNOPQRSTUVWXYZab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9" calcext:value-type="float" table:number-columns-spanned="1" table:number-rows-spanned="9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69.447425292677" calcext:value-type="float">
            <text:p>469.447425292677</text:p>
          </table:table-cell>
          <table:table-cell table:style-name="ce83" office:value-type="float" office:value="60" calcext:value-type="float">
            <text:p>60</text:p>
          </table:table-cell>
          <table:table-cell table:style-name="ce45" table:formula="of:=[.$F$1]/[.$A47]" office:value-type="float" office:value="20.6666666666667" calcext:value-type="float">
            <text:p>20.6666666666667</text:p>
          </table:table-cell>
          <table:table-cell table:style-name="ce56" office:value-type="string" calcext:value-type="string">
            <text:p>ABCDEFGHIJKLMNOPQRSTUVWXYZabcdefghijklmnopqrstuvwxyz01234567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72.639662181331" calcext:value-type="float">
            <text:p>472.639662181331</text:p>
          </table:table-cell>
          <table:table-cell office:value-type="float" office:value="536.484399954404" calcext:value-type="float">
            <text:p>536.484399954404</text:p>
          </table:table-cell>
          <table:table-cell table:style-name="ce85" office:value-type="float" office:value="68" calcext:value-type="float">
            <text:p>68</text:p>
          </table:table-cell>
          <table:table-cell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39.676636843058" calcext:value-type="float">
            <text:p>539.676636843058</text:p>
          </table:table-cell>
          <table:table-cell office:value-type="float" office:value="603.521374616132" calcext:value-type="float">
            <text:p>603.521374616132</text:p>
          </table:table-cell>
          <table:table-cell table:style-name="ce85" office:value-type="float" office:value="84" calcext:value-type="float">
            <text:p>84</text:p>
          </table:table-cell>
          <table:table-cell/>
          <table:table-cell office:value-type="string" calcext:value-type="string">
            <text:p>ABCDEFGHIJKLMNOPQRSTUVWXYZabcdefghijklmnopqrstuvwxyz0123456789!"#$%&amp;'()*+,-/:;&lt;=&gt;?@[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606.713611504785" calcext:value-type="float">
            <text:p>606.713611504785</text:p>
          </table:table-cell>
          <table:table-cell office:value-type="float" office:value="670.558349277859" calcext:value-type="float">
            <text:p>670.558349277859</text:p>
          </table:table-cell>
          <table:table-cell table:style-name="ce85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673.750586166512" calcext:value-type="float">
            <text:p>673.750586166512</text:p>
          </table:table-cell>
          <table:table-cell office:value-type="float" office:value="737.595323939586" calcext:value-type="float">
            <text:p>737.595323939586</text:p>
          </table:table-cell>
          <table:table-cell table:style-name="ce85" office:value-type="float" office:value="76" calcext:value-type="float">
            <text:p>76</text:p>
          </table:table-cell>
          <table:table-cell/>
          <table:table-cell office:value-type="string" calcext:value-type="string">
            <text:p>ABCDEFGHIJKLMNOPQRSTUVWXYZabcdefghijklmnopqrstuvwxyz0123456789!"#$%&amp;'()*+,-/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740.787560828239" calcext:value-type="float">
            <text:p>740.787560828239</text:p>
          </table:table-cell>
          <table:table-cell office:value-type="float" office:value="804.632298601313" calcext:value-type="float">
            <text:p>804.632298601313</text:p>
          </table:table-cell>
          <table:table-cell table:style-name="ce85" office:value-type="float" office:value="52" calcext:value-type="float">
            <text:p>52</text:p>
          </table:table-cell>
          <table:table-cell/>
          <table:table-cell office:value-type="string" calcext:value-type="string">
            <text:p>ABCDEFGHIJKLMNOPQRSTUVWXYZabcdefghijklmnopqrstuvwxyz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807.824535489966" calcext:value-type="float">
            <text:p>807.824535489966</text:p>
          </table:table-cell>
          <table:table-cell office:value-type="float" office:value="868.477036374386" calcext:value-type="float">
            <text:p>868.477036374386</text:p>
          </table:table-cell>
          <table:table-cell table:style-name="ce85" office:value-type="float" office:value="44" calcext:value-type="float">
            <text:p>44</text:p>
          </table:table-cell>
          <table:table-cell/>
          <table:table-cell office:value-type="string" calcext:value-type="string">
            <text:p>ABCDEFGHIJKLMNOPQRSTUVWXYZabcdefghijklmnopqr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871.66927326304" calcext:value-type="float">
            <text:p>871.66927326304</text:p>
          </table:table-cell>
          <table:table-cell office:value-type="float" office:value="932.32177414746" calcext:value-type="float">
            <text:p>932.32177414746</text:p>
          </table:table-cell>
          <table:table-cell table:style-name="ce85" office:value-type="float" office:value="36" calcext:value-type="float">
            <text:p>36</text:p>
          </table:table-cell>
          <table:table-cell/>
          <table:table-cell office:value-type="string" calcext:value-type="string">
            <text:p>ABCDEFGHIJKLMNOPQRSTUVWXYZabcdefghij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935.514011036113" calcext:value-type="float">
            <text:p>935.514011036113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70" office:value-type="string" calcext:value-type="string">
            <text:p>ABCDEFGHIJKLMNOPQRSTUVWXYZab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4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10" calcext:value-type="float" table:number-columns-spanned="1" table:number-rows-spanned="10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63.06295151537" calcext:value-type="float">
            <text:p>463.06295151537</text:p>
          </table:table-cell>
          <table:table-cell table:style-name="ce83" office:value-type="float" office:value="56" calcext:value-type="float">
            <text:p>56</text:p>
          </table:table-cell>
          <table:table-cell table:style-name="ce45" table:formula="of:=[.$F$1]/[.$A57]" office:value-type="float" office:value="18.6" calcext:value-type="float">
            <text:p>18.6</text:p>
          </table:table-cell>
          <table:table-cell table:style-name="ce56" office:value-type="string" calcext:value-type="string">
            <text:p>ABCDEFGHIJKLMNOPQRSTUVWXYZabcdefghijklmnopqrstuvwxyz0123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66.255188404023" calcext:value-type="float">
            <text:p>466.255188404023</text:p>
          </table:table-cell>
          <table:table-cell office:value-type="float" office:value="523.71545239979" calcext:value-type="float">
            <text:p>523.71545239979</text:p>
          </table:table-cell>
          <table:table-cell table:style-name="ce85" office:value-type="float" office:value="71" calcext:value-type="float">
            <text:p>71</text:p>
          </table:table-cell>
          <table:table-cell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26.907689288443" calcext:value-type="float">
            <text:p>526.907689288443</text:p>
          </table:table-cell>
          <table:table-cell office:value-type="float" office:value="584.367953284209" calcext:value-type="float">
            <text:p>584.367953284209</text:p>
          </table:table-cell>
          <table:table-cell table:style-name="ce85" office:value-type="float" office:value="78" calcext:value-type="float">
            <text:p>78</text:p>
          </table:table-cell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587.560190172863" calcext:value-type="float">
            <text:p>587.560190172863</text:p>
          </table:table-cell>
          <table:table-cell office:value-type="float" office:value="645.020454168629" calcext:value-type="float">
            <text:p>645.020454168629</text:p>
          </table:table-cell>
          <table:table-cell table:style-name="ce85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648.212691057283" calcext:value-type="float">
            <text:p>648.212691057283</text:p>
          </table:table-cell>
          <table:table-cell office:value-type="float" office:value="705.672955053049" calcext:value-type="float">
            <text:p>705.672955053049</text:p>
          </table:table-cell>
          <table:table-cell table:style-name="ce85" office:value-type="float" office:value="85" calcext:value-type="float">
            <text:p>85</text:p>
          </table:table-cell>
          <table:table-cell/>
          <table:table-cell office:value-type="string" calcext:value-type="string">
            <text:p>ABCDEFGHIJKLMNOPQRSTUVWXYZabcdefghijklmnopqrstuvwxyz0123456789!"#$%&amp;'()*+,-/:;&lt;=&gt;?@[\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708.865191941703" calcext:value-type="float">
            <text:p>708.865191941703</text:p>
          </table:table-cell>
          <table:table-cell office:value-type="float" office:value="766.325455937469" calcext:value-type="float">
            <text:p>766.325455937469</text:p>
          </table:table-cell>
          <table:table-cell table:style-name="ce85" office:value-type="float" office:value="63" calcext:value-type="float">
            <text:p>63</text:p>
          </table:table-cell>
          <table:table-cell/>
          <table:table-cell office:value-type="string" calcext:value-type="string">
            <text:p>ABCDEFGHIJKLMNOPQRSTUVWXYZabcdefghijklmnopqrstuvwxyz0123456789!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769.517692826122" calcext:value-type="float">
            <text:p>769.517692826122</text:p>
          </table:table-cell>
          <table:table-cell office:value-type="float" office:value="823.785719933235" calcext:value-type="float">
            <text:p>823.785719933235</text:p>
          </table:table-cell>
          <table:table-cell table:style-name="ce85" office:value-type="float" office:value="49" calcext:value-type="float">
            <text:p>49</text:p>
          </table:table-cell>
          <table:table-cell/>
          <table:table-cell office:value-type="string" calcext:value-type="string">
            <text:p>ABCDEFGHIJKLMNOPQRSTUVWXYZabcdefghijklmnopqrstuvw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826.977956821889" calcext:value-type="float">
            <text:p>826.977956821889</text:p>
          </table:table-cell>
          <table:table-cell office:value-type="float" office:value="881.245983929001" calcext:value-type="float">
            <text:p>881.245983929001</text:p>
          </table:table-cell>
          <table:table-cell table:style-name="ce85" office:value-type="float" office:value="41" calcext:value-type="float">
            <text:p>41</text:p>
          </table:table-cell>
          <table:table-cell/>
          <table:table-cell office:value-type="string" calcext:value-type="string">
            <text:p>ABCDEFGHIJKLMNOPQRSTUVWXYZabcdefghijklmno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9" calcext:value-type="float">
            <text:p>9</text:p>
          </table:table-cell>
          <table:table-cell office:value-type="float" office:value="884.438220817655" calcext:value-type="float">
            <text:p>884.438220817655</text:p>
          </table:table-cell>
          <table:table-cell office:value-type="float" office:value="938.706247924767" calcext:value-type="float">
            <text:p>938.706247924767</text:p>
          </table:table-cell>
          <table:table-cell table:style-name="ce85" office:value-type="float" office:value="34" calcext:value-type="float">
            <text:p>34</text:p>
          </table:table-cell>
          <table:table-cell/>
          <table:table-cell office:value-type="string" calcext:value-type="string">
            <text:p>ABCDEFGHIJKLMNOPQRSTUVWXYZabcdefgh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41.898484813421" calcext:value-type="float">
            <text:p>941.898484813421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70" office:value-type="string" calcext:value-type="string">
            <text:p>ABCDEFGHIJKLMNOPQRSTUVWXYZa</text:p>
          </table:table-cell>
          <table:table-cell table:style-name="ce47" table:number-columns-repeated="1017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nir_unnormalised.E3:vnir_unnormalised.E66">
            <calcext:data-bar calcext:gradient="false" calcext:max-length="100" calcext:negative-color="#ff0000" calcext:positive-color="#2a6099" calcext:axis-color="#000000">
              <calcext:formatting-entry calcext:value="20" calcext:type="number"/>
              <calcext:formatting-entry calcext:value="93" calcext:type="number"/>
            </calcext:data-bar>
          </calcext:conditional-format>
        </calcext:conditional-formats>
      </table:table>
      <table:table table:name="vnir_normalised" table:style-name="ta1">
        <table:table-column table:style-name="co1" table:number-columns-repeated="6" table:default-cell-style-name="ce39"/>
        <table:table-column table:style-name="co1" table:default-cell-style-name="ce52"/>
        <table:table-column table:style-name="co1" table:number-columns-repeated="1017" table:default-cell-style-name="ce39"/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ments</text:p>
          </table:table-cell>
          <table:table-cell/>
          <table:table-cell office:value-type="string" calcext:value-type="string">
            <text:p>Lambda 1</text:p>
          </table:table-cell>
          <table:table-cell office:value-type="string" calcext:value-type="string">
            <text:p>Lambda 2</text:p>
          </table:table-cell>
          <table:table-cell office:value-type="string" calcext:value-type="string">
            <text:p>No.of Chars</text:p>
          </table:table-cell>
          <table:table-cell table:number-columns-repeated="1019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05.602687519604" calcext:value-type="float">
            <text:p>405.602687519604</text:p>
          </table:table-cell>
          <table:table-cell table:style-name="ce45" office:value-type="float" office:value="996.166511920533" calcext:value-type="float">
            <text:p>996.166511920533</text:p>
          </table:table-cell>
          <table:table-cell table:style-name="ce86" office:value-type="float" office:value="93" calcext:value-type="float">
            <text:p>93</text:p>
          </table:table-cell>
          <table:table-cell table:style-name="ce45" table:formula="of:=[.$F$1]/[.$A3]" office:value-type="float" office:value="186" calcext:value-type="float">
            <text:p>186</text:p>
          </table:table-cell>
          <table:table-cell table:style-name="ce55" office:value-type="string" calcext:value-type="string">
            <text:p>ABCDEFGHIJKLMNOPQRSTUVWXYZabcdefghijklmnopqrstuvwxyz0123456789!"#$%&amp;'()*+,-/:;&lt;=&gt;?@[\]^_`{|}~</text:p>
          </table:table-cell>
          <table:table-cell table:style-name="ce45" table:number-columns-repeated="1017"/>
        </table:table-row>
        <table:table-row table:style-name="ro1">
          <table:table-cell table:style-name="ce40"/>
          <table:table-cell table:style-name="ce45" table:number-columns-repeated="3"/>
          <table:table-cell table:style-name="ce87"/>
          <table:table-cell table:style-name="ce45"/>
          <table:table-cell table:style-name="ce55"/>
          <table:table-cell table:style-name="ce45" table:number-columns-repeated="1017"/>
        </table:table-row>
        <table:table-row table:style-name="ro1">
          <table:table-cell table:style-name="ce41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699.288481275742" calcext:value-type="float">
            <text:p>699.288481275742</text:p>
          </table:table-cell>
          <table:table-cell table:style-name="ce88" office:value-type="float" office:value="93" calcext:value-type="float">
            <text:p>93</text:p>
          </table:table-cell>
          <table:table-cell table:style-name="ce45" table:formula="of:=[.$F$1]/[.$A5]" office:value-type="float" office:value="93" calcext:value-type="float">
            <text:p>93</text:p>
          </table:table-cell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style-name="ce46" table:number-columns-repeated="1017"/>
        </table:table-row>
        <table:table-row table:style-name="ro1">
          <table:covered-table-cell table:style-name="ce4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702.480718164395" calcext:value-type="float">
            <text:p>702.480718164395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56" calcext:value-type="float">
            <text:p>56</text:p>
          </table:table-cell>
          <table:table-cell table:style-name="ce45"/>
          <table:table-cell table:style-name="ce70" office:value-type="string" calcext:value-type="string">
            <text:p>ABCDEFGHIJKLMNOPQRSTUVWXYZabcdefghijklmnopqrstuvwxyz0123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3" calcext:value-type="float" table:number-columns-spanned="1" table:number-rows-spanned="3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600.329137727478" calcext:value-type="float">
            <text:p>600.329137727478</text:p>
          </table:table-cell>
          <table:table-cell table:style-name="ce88" office:value-type="float" office:value="68" calcext:value-type="float">
            <text:p>68</text:p>
          </table:table-cell>
          <table:table-cell table:style-name="ce45" table:formula="of:=[.$F$1]/[.$A8]" office:value-type="float" office:value="62" calcext:value-type="float">
            <text:p>62</text:p>
          </table:table-cell>
          <table:table-cell table:style-name="ce56" office:value-type="string" calcext:value-type="string">
            <text:p>ABCDEFGHIJKLMNOPQRSTUVWXYZabcdefghijklmnopqrstuvwxyz0123456789!"#$%&amp;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603.521374616132" calcext:value-type="float">
            <text:p>603.521374616132</text:p>
          </table:table-cell>
          <table:table-cell office:value-type="float" office:value="798.247824824005" calcext:value-type="float">
            <text:p>798.247824824005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table:style-name="ce70" office:value-type="string" calcext:value-type="string">
            <text:p>ABCDEFGHIJKLMNOPQRSTUVWXYZabcdefghijklmnopqrstuvwxyz0123456789!"#$%&amp;'()*+,-/:;&lt;=&gt;?@[\]^_`{|}~</text:p>
          </table:table-cell>
          <table:table-cell table:number-columns-repeated="6"/>
          <table:table-cell table:style-name="Default"/>
          <table:table-cell table:number-columns-repeated="1010"/>
        </table:table-row>
        <table:table-row table:style-name="ro1">
          <table:covered-table-cell table:style-name="ce42"/>
          <table:table-cell table:style-name="ce47" office:value-type="float" office:value="3" calcext:value-type="float">
            <text:p>3</text:p>
          </table:table-cell>
          <table:table-cell table:style-name="ce47" office:value-type="float" office:value="801.440061712659" calcext:value-type="float">
            <text:p>801.440061712659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44" calcext:value-type="float">
            <text:p>44</text:p>
          </table:table-cell>
          <table:table-cell table:style-name="ce47"/>
          <table:table-cell office:value-type="string" calcext:value-type="string">
            <text:p>ABCDEFGHIJKLMNOPQRSTUVWXYZabcdefghijklmnopqr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4" calcext:value-type="float" table:number-columns-spanned="1" table:number-rows-spanned="4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552.445584397673" calcext:value-type="float">
            <text:p>552.445584397673</text:p>
          </table:table-cell>
          <table:table-cell table:style-name="ce88" office:value-type="float" office:value="56" calcext:value-type="float">
            <text:p>56</text:p>
          </table:table-cell>
          <table:table-cell table:style-name="ce45" table:formula="of:=[.$F$1]/[.$A12]" office:value-type="float" office:value="46.5" calcext:value-type="float">
            <text:p>46.5</text:p>
          </table:table-cell>
          <table:table-cell office:value-type="string" calcext:value-type="string">
            <text:p>ABCDEFGHIJKLMNOPQRSTUVWXYZabcdefghijklmnopqrstuvwxyz0123</text:p>
          </table:table-cell>
          <table:table-cell table:style-name="ce46" table:number-columns-repeated="5"/>
          <table:table-cell table:style-name="Default"/>
          <table:table-cell table:style-name="ce46" table:number-columns-repeated="1011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555.637821286326" calcext:value-type="float">
            <text:p>555.637821286326</text:p>
          </table:table-cell>
          <table:table-cell office:value-type="float" office:value="702.480718164395" calcext:value-type="float">
            <text:p>702.480718164395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table:style-name="ce56"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705.672955053049" calcext:value-type="float">
            <text:p>705.672955053049</text:p>
          </table:table-cell>
          <table:table-cell office:value-type="float" office:value="849.323615042464" calcext:value-type="float">
            <text:p>849.323615042464</text:p>
          </table:table-cell>
          <table:table-cell table:style-name="ce90" office:value-type="float" office:value="74" calcext:value-type="float">
            <text:p>74</text:p>
          </table:table-cell>
          <table:table-cell/>
          <table:table-cell office:value-type="string" calcext:value-type="string">
            <text:p>ABCDEFGHIJKLMNOPQRSTUVWXYZabcdefghijklmnopqrstuvwxyz0123456789!"#$%&amp;'()*+,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852.515851931118" calcext:value-type="float">
            <text:p>852.515851931118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38" calcext:value-type="float">
            <text:p>38</text:p>
          </table:table-cell>
          <table:table-cell table:style-name="ce47"/>
          <table:table-cell table:style-name="ce70" office:value-type="string" calcext:value-type="string">
            <text:p>ABCDEFGHIJKLMNOPQRSTUVWXYZabcdefghijkl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5" calcext:value-type="float" table:number-columns-spanned="1" table:number-rows-spanned="5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523.71545239979" calcext:value-type="float">
            <text:p>523.71545239979</text:p>
          </table:table-cell>
          <table:table-cell table:style-name="ce88" office:value-type="float" office:value="63" calcext:value-type="float">
            <text:p>63</text:p>
          </table:table-cell>
          <table:table-cell table:style-name="ce45" table:formula="of:=[.$F$1]/[.$A17]" office:value-type="float" office:value="37.2" calcext:value-type="float">
            <text:p>37.2</text:p>
          </table:table-cell>
          <table:table-cell table:style-name="ce56" office:value-type="string" calcext:value-type="string">
            <text:p>ABCDEFGHIJKLMNOPQRSTUVWXYZabcdefghijklmnopqrstuvwxyz0123456789!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526.907689288443" calcext:value-type="float">
            <text:p>526.907689288443</text:p>
          </table:table-cell>
          <table:table-cell office:value-type="float" office:value="641.828217279975" calcext:value-type="float">
            <text:p>641.828217279975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645.020454168629" calcext:value-type="float">
            <text:p>645.020454168629</text:p>
          </table:table-cell>
          <table:table-cell office:value-type="float" office:value="759.940982160161" calcext:value-type="float">
            <text:p>759.940982160161</text:p>
          </table:table-cell>
          <table:table-cell table:style-name="ce90" office:value-type="float" office:value="78" calcext:value-type="float">
            <text:p>78</text:p>
          </table:table-cell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763.133219048815" calcext:value-type="float">
            <text:p>763.133219048815</text:p>
          </table:table-cell>
          <table:table-cell office:value-type="float" office:value="878.053747040347" calcext:value-type="float">
            <text:p>878.053747040347</text:p>
          </table:table-cell>
          <table:table-cell table:style-name="ce90" office:value-type="float" office:value="49" calcext:value-type="float">
            <text:p>49</text:p>
          </table:table-cell>
          <table:table-cell/>
          <table:table-cell office:value-type="string" calcext:value-type="string">
            <text:p>ABCDEFGHIJKLMNOPQRSTUVWXYZabcdefghijklmnopqrstuvw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5" calcext:value-type="float">
            <text:p>5</text:p>
          </table:table-cell>
          <table:table-cell table:style-name="ce47" office:value-type="float" office:value="881.245983929001" calcext:value-type="float">
            <text:p>881.245983929001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34" calcext:value-type="float">
            <text:p>34</text:p>
          </table:table-cell>
          <table:table-cell table:style-name="ce47"/>
          <table:table-cell table:style-name="ce70" office:value-type="string" calcext:value-type="string">
            <text:p>ABCDEFGHIJKLMNOPQRSTUVWXYZabcdefgh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6" calcext:value-type="float" table:number-columns-spanned="1" table:number-rows-spanned="6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501.369794179214" calcext:value-type="float">
            <text:p>501.369794179214</text:p>
          </table:table-cell>
          <table:table-cell table:style-name="ce88" office:value-type="float" office:value="56" calcext:value-type="float">
            <text:p>56</text:p>
          </table:table-cell>
          <table:table-cell table:style-name="ce45" table:formula="of:=[.$F$1]/[.$A23]" office:value-type="float" office:value="31" calcext:value-type="float">
            <text:p>31</text:p>
          </table:table-cell>
          <table:table-cell table:style-name="ce56" office:value-type="string" calcext:value-type="string">
            <text:p>ABCDEFGHIJKLMNOPQRSTUVWXYZabcdefghijklmnopqrstuvwxyz0123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504.562031067868" calcext:value-type="float">
            <text:p>504.562031067868</text:p>
          </table:table-cell>
          <table:table-cell office:value-type="float" office:value="600.329137727478" calcext:value-type="float">
            <text:p>600.329137727478</text:p>
          </table:table-cell>
          <table:table-cell table:style-name="ce90" office:value-type="float" office:value="80" calcext:value-type="float">
            <text:p>80</text:p>
          </table:table-cell>
          <table:table-cell/>
          <table:table-cell office:value-type="string" calcext:value-type="string">
            <text:p>ABCDEFGHIJKLMNOPQRSTUVWXYZabcdefghijklmnopqrstuvwxyz0123456789!"#$%&amp;'()*+,-/:;&lt;=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603.521374616132" calcext:value-type="float">
            <text:p>603.521374616132</text:p>
          </table:table-cell>
          <table:table-cell office:value-type="float" office:value="699.288481275742" calcext:value-type="float">
            <text:p>699.288481275742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702.480718164395" calcext:value-type="float">
            <text:p>702.480718164395</text:p>
          </table:table-cell>
          <table:table-cell office:value-type="float" office:value="798.247824824005" calcext:value-type="float">
            <text:p>798.247824824005</text:p>
          </table:table-cell>
          <table:table-cell table:style-name="ce90" office:value-type="float" office:value="68" calcext:value-type="float">
            <text:p>68</text:p>
          </table:table-cell>
          <table:table-cell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801.440061712659" calcext:value-type="float">
            <text:p>801.440061712659</text:p>
          </table:table-cell>
          <table:table-cell office:value-type="float" office:value="897.207168372269" calcext:value-type="float">
            <text:p>897.207168372269</text:p>
          </table:table-cell>
          <table:table-cell table:style-name="ce90" office:value-type="float" office:value="44" calcext:value-type="float">
            <text:p>44</text:p>
          </table:table-cell>
          <table:table-cell/>
          <table:table-cell office:value-type="string" calcext:value-type="string">
            <text:p>ABCDEFGHIJKLMNOPQRSTUVWXYZabcdefghijklmnopqr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6" calcext:value-type="float">
            <text:p>6</text:p>
          </table:table-cell>
          <table:table-cell table:style-name="ce47" office:value-type="float" office:value="900.399405260923" calcext:value-type="float">
            <text:p>900.399405260923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31" calcext:value-type="float">
            <text:p>31</text:p>
          </table:table-cell>
          <table:table-cell table:style-name="ce47"/>
          <table:table-cell table:style-name="ce70" office:value-type="string" calcext:value-type="string">
            <text:p>ABCDEFGHIJKLMNOPQRSTUVWXYZabcde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4" office:value-type="float" office:value="7" calcext:value-type="float" table:number-columns-spanned="1" table:number-rows-spanned="7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88.600846624599" calcext:value-type="float">
            <text:p>488.600846624599</text:p>
          </table:table-cell>
          <table:table-cell table:style-name="ce88" office:value-type="float" office:value="50" calcext:value-type="float">
            <text:p>50</text:p>
          </table:table-cell>
          <table:table-cell table:style-name="ce45" table:formula="of:=[.$F$1]/[.$A30]" office:value-type="float" office:value="26.5714285714286" calcext:value-type="float">
            <text:p>26.5714285714286</text:p>
          </table:table-cell>
          <table:table-cell table:style-name="ce56" office:value-type="string" calcext:value-type="string">
            <text:p>ABCDEFGHIJKLMNOPQRSTUVWXYZabcdefghijklmnopqrstuvwx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91.793083513253" calcext:value-type="float">
            <text:p>491.793083513253</text:p>
          </table:table-cell>
          <table:table-cell office:value-type="float" office:value="574.791242618248" calcext:value-type="float">
            <text:p>574.791242618248</text:p>
          </table:table-cell>
          <table:table-cell table:style-name="ce90" office:value-type="float" office:value="71" calcext:value-type="float">
            <text:p>71</text:p>
          </table:table-cell>
          <table:table-cell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77.983479506902" calcext:value-type="float">
            <text:p>577.983479506902</text:p>
          </table:table-cell>
          <table:table-cell office:value-type="float" office:value="660.981638611898" calcext:value-type="float">
            <text:p>660.981638611898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664.173875500551" calcext:value-type="float">
            <text:p>664.173875500551</text:p>
          </table:table-cell>
          <table:table-cell office:value-type="float" office:value="747.172034605547" calcext:value-type="float">
            <text:p>747.172034605547</text:p>
          </table:table-cell>
          <table:table-cell table:style-name="ce90" office:value-type="float" office:value="82" calcext:value-type="float">
            <text:p>82</text:p>
          </table:table-cell>
          <table:table-cell/>
          <table:table-cell office:value-type="string" calcext:value-type="string">
            <text:p>ABCDEFGHIJKLMNOPQRSTUVWXYZabcdefghijklmnopqrstuvwxyz0123456789!"#$%&amp;'()*+,-/:;&lt;=&gt;?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750.3642714942" calcext:value-type="float">
            <text:p>750.3642714942</text:p>
          </table:table-cell>
          <table:table-cell office:value-type="float" office:value="830.170193710542" calcext:value-type="float">
            <text:p>830.170193710542</text:p>
          </table:table-cell>
          <table:table-cell table:style-name="ce90" office:value-type="float" office:value="61" calcext:value-type="float">
            <text:p>61</text:p>
          </table:table-cell>
          <table:table-cell/>
          <table:table-cell office:value-type="string" calcext:value-type="string">
            <text:p>ABCDEFGHIJKLMNOPQRSTUVWXYZabcdefghijklmnopqrstuvwxyz012345678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833.362430599196" calcext:value-type="float">
            <text:p>833.362430599196</text:p>
          </table:table-cell>
          <table:table-cell office:value-type="float" office:value="913.168352815538" calcext:value-type="float">
            <text:p>913.168352815538</text:p>
          </table:table-cell>
          <table:table-cell table:style-name="ce90" office:value-type="float" office:value="40" calcext:value-type="float">
            <text:p>40</text:p>
          </table:table-cell>
          <table:table-cell/>
          <table:table-cell office:value-type="string" calcext:value-type="string">
            <text:p>ABCDEFGHIJKLMNOPQRSTUVWXYZabcdefghijklmn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916.360589704191" calcext:value-type="float">
            <text:p>916.360589704191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30" calcext:value-type="float">
            <text:p>30</text:p>
          </table:table-cell>
          <table:table-cell table:style-name="ce47"/>
          <table:table-cell table:style-name="ce70" office:value-type="string" calcext:value-type="string">
            <text:p>ABCDEFGHIJKLMNOPQRSTUVWXYZabcd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8" calcext:value-type="float" table:number-columns-spanned="1" table:number-rows-spanned="8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79.024135958638" calcext:value-type="float">
            <text:p>479.024135958638</text:p>
          </table:table-cell>
          <table:table-cell table:style-name="ce88" office:value-type="float" office:value="47" calcext:value-type="float">
            <text:p>47</text:p>
          </table:table-cell>
          <table:table-cell table:style-name="ce45" table:formula="of:=[.$F$1]/[.$A38]" office:value-type="float" office:value="23.25" calcext:value-type="float">
            <text:p>23.25</text:p>
          </table:table-cell>
          <table:table-cell table:style-name="ce56" office:value-type="string" calcext:value-type="string">
            <text:p>ABCDEFGHIJKLMNOPQRSTUVWXYZabcdefghijklmnopqrstu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82.216372847292" calcext:value-type="float">
            <text:p>482.216372847292</text:p>
          </table:table-cell>
          <table:table-cell office:value-type="float" office:value="555.637821286326" calcext:value-type="float">
            <text:p>555.637821286326</text:p>
          </table:table-cell>
          <table:table-cell table:style-name="ce90" office:value-type="float" office:value="65" calcext:value-type="float">
            <text:p>65</text:p>
          </table:table-cell>
          <table:table-cell/>
          <table:table-cell office:value-type="string" calcext:value-type="string">
            <text:p>ABCDEFGHIJKLMNOPQRSTUVWXYZabcdefghijklmnopqrstuvwxyz0123456789!"#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58.83005817498" calcext:value-type="float">
            <text:p>558.83005817498</text:p>
          </table:table-cell>
          <table:table-cell office:value-type="float" office:value="629.059269725361" calcext:value-type="float">
            <text:p>629.059269725361</text:p>
          </table:table-cell>
          <table:table-cell table:style-name="ce90" office:value-type="float" office:value="83" calcext:value-type="float">
            <text:p>83</text:p>
          </table:table-cell>
          <table:table-cell/>
          <table:table-cell office:value-type="string" calcext:value-type="string">
            <text:p>ABCDEFGHIJKLMNOPQRSTUVWXYZabcdefghijklmnopqrstuvwxyz0123456789!"#$%&amp;'()*+,-/:;&lt;=&gt;?@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632.251506614015" calcext:value-type="float">
            <text:p>632.251506614015</text:p>
          </table:table-cell>
          <table:table-cell office:value-type="float" office:value="702.480718164395" calcext:value-type="float">
            <text:p>702.480718164395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705.672955053049" calcext:value-type="float">
            <text:p>705.672955053049</text:p>
          </table:table-cell>
          <table:table-cell office:value-type="float" office:value="775.90216660343" calcext:value-type="float">
            <text:p>775.90216660343</text:p>
          </table:table-cell>
          <table:table-cell table:style-name="ce90" office:value-type="float" office:value="74" calcext:value-type="float">
            <text:p>74</text:p>
          </table:table-cell>
          <table:table-cell/>
          <table:table-cell office:value-type="string" calcext:value-type="string">
            <text:p>ABCDEFGHIJKLMNOPQRSTUVWXYZabcdefghijklmnopqrstuvwxyz0123456789!"#$%&amp;'()*+,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779.094403492083" calcext:value-type="float">
            <text:p>779.094403492083</text:p>
          </table:table-cell>
          <table:table-cell office:value-type="float" office:value="849.323615042464" calcext:value-type="float">
            <text:p>849.323615042464</text:p>
          </table:table-cell>
          <table:table-cell table:style-name="ce90" office:value-type="float" office:value="56" calcext:value-type="float">
            <text:p>56</text:p>
          </table:table-cell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852.515851931118" calcext:value-type="float">
            <text:p>852.515851931118</text:p>
          </table:table-cell>
          <table:table-cell office:value-type="float" office:value="922.745063481499" calcext:value-type="float">
            <text:p>922.745063481499</text:p>
          </table:table-cell>
          <table:table-cell table:style-name="ce90" office:value-type="float" office:value="38" calcext:value-type="float">
            <text:p>38</text:p>
          </table:table-cell>
          <table:table-cell/>
          <table:table-cell office:value-type="string" calcext:value-type="string">
            <text:p>ABCDEFGHIJKLMNOPQRSTUVWXYZabcdefghijkl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8" calcext:value-type="float">
            <text:p>8</text:p>
          </table:table-cell>
          <table:table-cell table:style-name="ce47" office:value-type="float" office:value="925.937300370152" calcext:value-type="float">
            <text:p>925.937300370152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28" calcext:value-type="float">
            <text:p>28</text:p>
          </table:table-cell>
          <table:table-cell table:style-name="ce47"/>
          <table:table-cell table:style-name="ce70" office:value-type="string" calcext:value-type="string">
            <text:p>ABCDEFGHIJKLMNOPQRSTUVWXYZab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9" calcext:value-type="float" table:number-columns-spanned="1" table:number-rows-spanned="9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69.447425292677" calcext:value-type="float">
            <text:p>469.447425292677</text:p>
          </table:table-cell>
          <table:table-cell table:style-name="ce88" office:value-type="float" office:value="52" calcext:value-type="float">
            <text:p>52</text:p>
          </table:table-cell>
          <table:table-cell table:style-name="ce45" table:formula="of:=[.$F$1]/[.$A47]" office:value-type="float" office:value="20.6666666666667" calcext:value-type="float">
            <text:p>20.6666666666667</text:p>
          </table:table-cell>
          <table:table-cell table:style-name="ce56" office:value-type="string" calcext:value-type="string">
            <text:p>ABCDEFGHIJKLMNOPQRSTUVWXYZabcdefghijklmnopqrstuvwxyz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72.639662181331" calcext:value-type="float">
            <text:p>472.639662181331</text:p>
          </table:table-cell>
          <table:table-cell office:value-type="float" office:value="536.484399954404" calcext:value-type="float">
            <text:p>536.484399954404</text:p>
          </table:table-cell>
          <table:table-cell table:style-name="ce90" office:value-type="float" office:value="60" calcext:value-type="float">
            <text:p>60</text:p>
          </table:table-cell>
          <table:table-cell/>
          <table:table-cell office:value-type="string" calcext:value-type="string">
            <text:p>ABCDEFGHIJKLMNOPQRSTUVWXYZabcdefghijklmnopqrstuvwxyz01234567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39.676636843058" calcext:value-type="float">
            <text:p>539.676636843058</text:p>
          </table:table-cell>
          <table:table-cell office:value-type="float" office:value="603.521374616132" calcext:value-type="float">
            <text:p>603.521374616132</text:p>
          </table:table-cell>
          <table:table-cell table:style-name="ce90" office:value-type="float" office:value="76" calcext:value-type="float">
            <text:p>76</text:p>
          </table:table-cell>
          <table:table-cell/>
          <table:table-cell office:value-type="string" calcext:value-type="string">
            <text:p>ABCDEFGHIJKLMNOPQRSTUVWXYZabcdefghijklmnopqrstuvwxyz0123456789!"#$%&amp;'()*+,-/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606.713611504785" calcext:value-type="float">
            <text:p>606.713611504785</text:p>
          </table:table-cell>
          <table:table-cell office:value-type="float" office:value="670.558349277859" calcext:value-type="float">
            <text:p>670.558349277859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673.750586166512" calcext:value-type="float">
            <text:p>673.750586166512</text:p>
          </table:table-cell>
          <table:table-cell office:value-type="float" office:value="737.595323939586" calcext:value-type="float">
            <text:p>737.595323939586</text:p>
          </table:table-cell>
          <table:table-cell table:style-name="ce90" office:value-type="float" office:value="84" calcext:value-type="float">
            <text:p>84</text:p>
          </table:table-cell>
          <table:table-cell/>
          <table:table-cell office:value-type="string" calcext:value-type="string">
            <text:p>ABCDEFGHIJKLMNOPQRSTUVWXYZabcdefghijklmnopqrstuvwxyz0123456789!"#$%&amp;'()*+,-/:;&lt;=&gt;?@[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740.787560828239" calcext:value-type="float">
            <text:p>740.787560828239</text:p>
          </table:table-cell>
          <table:table-cell office:value-type="float" office:value="804.632298601313" calcext:value-type="float">
            <text:p>804.632298601313</text:p>
          </table:table-cell>
          <table:table-cell table:style-name="ce90" office:value-type="float" office:value="68" calcext:value-type="float">
            <text:p>68</text:p>
          </table:table-cell>
          <table:table-cell/>
          <table:table-cell office:value-type="string" calcext:value-type="string">
            <text:p>ABCDEFGHIJKLMNOPQRSTUVWXYZabcdefghijklmnopqrstuvwxyz0123456789!"#$%&amp;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807.824535489966" calcext:value-type="float">
            <text:p>807.824535489966</text:p>
          </table:table-cell>
          <table:table-cell office:value-type="float" office:value="868.477036374386" calcext:value-type="float">
            <text:p>868.477036374386</text:p>
          </table:table-cell>
          <table:table-cell table:style-name="ce90" office:value-type="float" office:value="44" calcext:value-type="float">
            <text:p>44</text:p>
          </table:table-cell>
          <table:table-cell/>
          <table:table-cell office:value-type="string" calcext:value-type="string">
            <text:p>ABCDEFGHIJKLMNOPQRSTUVWXYZabcdefghijklmnopqr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871.66927326304" calcext:value-type="float">
            <text:p>871.66927326304</text:p>
          </table:table-cell>
          <table:table-cell office:value-type="float" office:value="932.32177414746" calcext:value-type="float">
            <text:p>932.32177414746</text:p>
          </table:table-cell>
          <table:table-cell table:style-name="ce90" office:value-type="float" office:value="36" calcext:value-type="float">
            <text:p>36</text:p>
          </table:table-cell>
          <table:table-cell/>
          <table:table-cell office:value-type="string" calcext:value-type="string">
            <text:p>ABCDEFGHIJKLMNOPQRSTUVWXYZabcdefghij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935.514011036113" calcext:value-type="float">
            <text:p>935.514011036113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28" calcext:value-type="float">
            <text:p>28</text:p>
          </table:table-cell>
          <table:table-cell table:style-name="ce47"/>
          <table:table-cell table:style-name="ce70" office:value-type="string" calcext:value-type="string">
            <text:p>ABCDEFGHIJKLMNOPQRSTUVWXYZab</text:p>
          </table:table-cell>
          <table:table-cell table:style-name="ce47" table:number-columns-repeated="1017"/>
        </table:table-row>
        <table:table-row table:style-name="ro1">
          <table:table-cell table:style-name="ce42"/>
          <table:table-cell table:style-name="ce47" table:number-columns-repeated="3"/>
          <table:table-cell table:style-name="ce89"/>
          <table:table-cell table:style-name="ce47"/>
          <table:table-cell table:style-name="ce70"/>
          <table:table-cell table:style-name="ce47" table:number-columns-repeated="1017"/>
        </table:table-row>
        <table:table-row table:style-name="ro1">
          <table:table-cell table:style-name="ce41" office:value-type="float" office:value="10" calcext:value-type="float" table:number-columns-spanned="1" table:number-rows-spanned="10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5.602687519604" calcext:value-type="float">
            <text:p>405.602687519604</text:p>
          </table:table-cell>
          <table:table-cell table:style-name="ce46" office:value-type="float" office:value="463.06295151537" calcext:value-type="float">
            <text:p>463.06295151537</text:p>
          </table:table-cell>
          <table:table-cell table:style-name="ce88" office:value-type="float" office:value="49" calcext:value-type="float">
            <text:p>49</text:p>
          </table:table-cell>
          <table:table-cell table:style-name="ce45" table:formula="of:=[.$F$1]/[.$A57]" office:value-type="float" office:value="18.6" calcext:value-type="float">
            <text:p>18.6</text:p>
          </table:table-cell>
          <table:table-cell table:style-name="ce56" office:value-type="string" calcext:value-type="string">
            <text:p>ABCDEFGHIJKLMNOPQRSTUVWXYZabcdefghijklmnopqrstuvw</text:p>
          </table:table-cell>
          <table:table-cell table:style-name="ce46" table:number-columns-repeated="1017"/>
        </table:table-row>
        <table:table-row table:style-name="ro1">
          <table:covered-table-cell table:style-name="ce43"/>
          <table:table-cell office:value-type="float" office:value="2" calcext:value-type="float">
            <text:p>2</text:p>
          </table:table-cell>
          <table:table-cell office:value-type="float" office:value="466.255188404023" calcext:value-type="float">
            <text:p>466.255188404023</text:p>
          </table:table-cell>
          <table:table-cell office:value-type="float" office:value="523.71545239979" calcext:value-type="float">
            <text:p>523.71545239979</text:p>
          </table:table-cell>
          <table:table-cell table:style-name="ce90" office:value-type="float" office:value="63" calcext:value-type="float">
            <text:p>63</text:p>
          </table:table-cell>
          <table:table-cell/>
          <table:table-cell office:value-type="string" calcext:value-type="string">
            <text:p>ABCDEFGHIJKLMNOPQRSTUVWXYZabcdefghijklmnopqrstuvwxyz0123456789!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3" calcext:value-type="float">
            <text:p>3</text:p>
          </table:table-cell>
          <table:table-cell office:value-type="float" office:value="526.907689288443" calcext:value-type="float">
            <text:p>526.907689288443</text:p>
          </table:table-cell>
          <table:table-cell office:value-type="float" office:value="584.367953284209" calcext:value-type="float">
            <text:p>584.367953284209</text:p>
          </table:table-cell>
          <table:table-cell table:style-name="ce90" office:value-type="float" office:value="78" calcext:value-type="float">
            <text:p>78</text:p>
          </table:table-cell>
          <table:table-cell/>
          <table:table-cell office:value-type="string" calcext:value-type="string">
            <text:p>ABCDEFGHIJKLMNOPQRSTUVWXYZabcdefghijklmnopqrstuvwxyz0123456789!"#$%&amp;'()*+,-/:;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4" calcext:value-type="float">
            <text:p>4</text:p>
          </table:table-cell>
          <table:table-cell office:value-type="float" office:value="587.560190172863" calcext:value-type="float">
            <text:p>587.560190172863</text:p>
          </table:table-cell>
          <table:table-cell office:value-type="float" office:value="645.020454168629" calcext:value-type="float">
            <text:p>645.020454168629</text:p>
          </table:table-cell>
          <table:table-cell table:style-name="ce90" office:value-type="float" office:value="85" calcext:value-type="float">
            <text:p>85</text:p>
          </table:table-cell>
          <table:table-cell/>
          <table:table-cell office:value-type="string" calcext:value-type="string">
            <text:p>ABCDEFGHIJKLMNOPQRSTUVWXYZabcdefghijklmnopqrstuvwxyz0123456789!"#$%&amp;'()*+,-/:;&lt;=&gt;?@[\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5" calcext:value-type="float">
            <text:p>5</text:p>
          </table:table-cell>
          <table:table-cell office:value-type="float" office:value="648.212691057283" calcext:value-type="float">
            <text:p>648.212691057283</text:p>
          </table:table-cell>
          <table:table-cell office:value-type="float" office:value="705.672955053049" calcext:value-type="float">
            <text:p>705.672955053049</text:p>
          </table:table-cell>
          <table:table-cell table:style-name="ce90" office:value-type="float" office:value="93" calcext:value-type="float">
            <text:p>93</text:p>
          </table:table-cell>
          <table:table-cell/>
          <table:table-cell office:value-type="string" calcext:value-type="string">
            <text:p>ABCDEFGHIJKLMNOPQRSTUVWXYZabcdefghijklmnopqrstuvwxyz0123456789!"#$%&amp;'()*+,-/:;&lt;=&gt;?@[\]^_`{|}~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6" calcext:value-type="float">
            <text:p>6</text:p>
          </table:table-cell>
          <table:table-cell office:value-type="float" office:value="708.865191941703" calcext:value-type="float">
            <text:p>708.865191941703</text:p>
          </table:table-cell>
          <table:table-cell office:value-type="float" office:value="766.325455937469" calcext:value-type="float">
            <text:p>766.325455937469</text:p>
          </table:table-cell>
          <table:table-cell table:style-name="ce90" office:value-type="float" office:value="71" calcext:value-type="float">
            <text:p>71</text:p>
          </table:table-cell>
          <table:table-cell/>
          <table:table-cell office:value-type="string" calcext:value-type="string">
            <text:p>ABCDEFGHIJKLMNOPQRSTUVWXYZabcdefghijklmnopqrstuvwxyz0123456789!"#$%&amp;'()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7" calcext:value-type="float">
            <text:p>7</text:p>
          </table:table-cell>
          <table:table-cell office:value-type="float" office:value="769.517692826122" calcext:value-type="float">
            <text:p>769.517692826122</text:p>
          </table:table-cell>
          <table:table-cell office:value-type="float" office:value="823.785719933235" calcext:value-type="float">
            <text:p>823.785719933235</text:p>
          </table:table-cell>
          <table:table-cell table:style-name="ce90" office:value-type="float" office:value="56" calcext:value-type="float">
            <text:p>56</text:p>
          </table:table-cell>
          <table:table-cell/>
          <table:table-cell office:value-type="string" calcext:value-type="string">
            <text:p>ABCDEFGHIJKLMNOPQRSTUVWXYZabcdefghijklmnopqrstuvwxyz0123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8" calcext:value-type="float">
            <text:p>8</text:p>
          </table:table-cell>
          <table:table-cell office:value-type="float" office:value="826.977956821889" calcext:value-type="float">
            <text:p>826.977956821889</text:p>
          </table:table-cell>
          <table:table-cell office:value-type="float" office:value="881.245983929001" calcext:value-type="float">
            <text:p>881.245983929001</text:p>
          </table:table-cell>
          <table:table-cell table:style-name="ce90" office:value-type="float" office:value="41" calcext:value-type="float">
            <text:p>41</text:p>
          </table:table-cell>
          <table:table-cell/>
          <table:table-cell office:value-type="string" calcext:value-type="string">
            <text:p>ABCDEFGHIJKLMNOPQRSTUVWXYZabcdefghijklmno</text:p>
          </table:table-cell>
          <table:table-cell table:number-columns-repeated="1017"/>
        </table:table-row>
        <table:table-row table:style-name="ro1">
          <table:covered-table-cell table:style-name="ce43"/>
          <table:table-cell office:value-type="float" office:value="9" calcext:value-type="float">
            <text:p>9</text:p>
          </table:table-cell>
          <table:table-cell office:value-type="float" office:value="884.438220817655" calcext:value-type="float">
            <text:p>884.438220817655</text:p>
          </table:table-cell>
          <table:table-cell office:value-type="float" office:value="938.706247924767" calcext:value-type="float">
            <text:p>938.706247924767</text:p>
          </table:table-cell>
          <table:table-cell table:style-name="ce90" office:value-type="float" office:value="34" calcext:value-type="float">
            <text:p>34</text:p>
          </table:table-cell>
          <table:table-cell/>
          <table:table-cell office:value-type="string" calcext:value-type="string">
            <text:p>ABCDEFGHIJKLMNOPQRSTUVWXYZabcdefgh</text:p>
          </table:table-cell>
          <table:table-cell table:number-columns-repeated="1017"/>
        </table:table-row>
        <table:table-row table:style-name="ro1">
          <table:covered-table-cell table:style-name="ce42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941.898484813421" calcext:value-type="float">
            <text:p>941.898484813421</text:p>
          </table:table-cell>
          <table:table-cell table:style-name="ce47" office:value-type="float" office:value="996.166511920533" calcext:value-type="float">
            <text:p>996.166511920533</text:p>
          </table:table-cell>
          <table:table-cell table:style-name="ce89" office:value-type="float" office:value="27" calcext:value-type="float">
            <text:p>27</text:p>
          </table:table-cell>
          <table:table-cell table:style-name="ce47"/>
          <table:table-cell table:style-name="ce70" office:value-type="string" calcext:value-type="string">
            <text:p>ABCDEFGHIJKLMNOPQRSTUVWXYZa</text:p>
          </table:table-cell>
          <table:table-cell table:style-name="ce47" table:number-columns-repeated="1017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nir_normalised.E4:vnir_normalised.E66">
            <calcext:data-bar calcext:gradient="false" calcext:max-length="100" calcext:negative-color="#ff0000" calcext:positive-color="#2a6099" calcext:axis-color="#000000">
              <calcext:formatting-entry calcext:value="20" calcext:type="number"/>
              <calcext:formatting-entry calcext:value="93" calcext:type="number"/>
            </calcext:data-bar>
          </calcext:conditional-format>
          <calcext:conditional-format calcext:target-range-address="vnir_normalised.E3:vnir_normalised.E3">
            <calcext:data-bar calcext:gradient="false" calcext:max-length="100" calcext:negative-color="#ff0000" calcext:positive-color="#2a6099" calcext:axis-color="#000000">
              <calcext:formatting-entry calcext:value="20" calcext:type="number"/>
              <calcext:formatting-entry calcext:value="93" calcext:type="number"/>
            </calcext:data-bar>
          </calcext:conditional-format>
        </calcext:conditional-formats>
      </table:table>
      <table:table table:name="vnir_normalised_v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1:34:43.993825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20:40:01.870215103</meta:creation-date>
    <dc:date>2022-05-02T11:36:12.781746401</dc:date>
    <meta:editing-duration>PT13H19M23S</meta:editing-duration>
    <meta:editing-cycles>6</meta:editing-cycles>
    <meta:generator>LibreOffice/6.4.7.2$Linux_X86_64 LibreOffice_project/40$Build-2</meta:generator>
    <meta:document-statistic meta:table-count="6" meta:cell-count="1514" meta:object-count="0"/>
  </office:meta>
</office:document-meta>
</file>